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744cm"/>
    </style:style>
    <style:style style:name="gr2" style:family="graphic" style:parent-style-name="standard">
      <style:graphic-properties draw:stroke="none" draw:fill="none" fo:min-height="2.135cm"/>
    </style:style>
    <style:style style:name="gr3" style:family="graphic">
      <style:graphic-properties style:protect="size"/>
    </style:style>
    <style:style style:name="gr4" style:family="graphic" style:parent-style-name="standard">
      <style:graphic-properties draw:fill="solid" draw:fill-color="#004586" draw:textarea-horizontal-align="justify" draw:textarea-vertical-align="middle" draw:auto-grow-height="false"/>
    </style:style>
    <style:style style:name="gr5" style:family="graphic" style:parent-style-name="standard" style:list-style-name="L2">
      <style:graphic-properties draw:fill="solid" draw:fill-color="#ff420e" draw:textarea-horizontal-align="justify" draw:textarea-vertical-align="middle" draw:auto-grow-height="false"/>
    </style:style>
    <style:style style:name="gr6" style:family="graphic" style:parent-style-name="standard" style:list-style-name="L2">
      <style:graphic-properties draw:fill="solid" draw:fill-color="#ff420e" draw:textarea-horizontal-align="justify" draw:textarea-vertical-align="middle" draw:auto-grow-height="false"/>
    </style:style>
    <style:style style:name="gr7" style:family="graphic" style:parent-style-name="standard" style:list-style-name="L2">
      <style:graphic-properties draw:fill="solid" draw:fill-color="#ff420e" draw:textarea-horizontal-align="justify" draw:textarea-vertical-align="middle" draw:auto-grow-height="false"/>
    </style:style>
    <style:style style:name="gr8" style:family="graphic" style:parent-style-name="standard" style:list-style-name="L2">
      <style:graphic-properties draw:fill="solid" draw:fill-color="#ff420e" draw:textarea-horizontal-align="justify" draw:textarea-vertical-align="middle" draw:auto-grow-height="false"/>
    </style:style>
    <style:style style:name="gr9" style:family="graphic" style:parent-style-name="standard" style:list-style-name="L2">
      <style:graphic-properties draw:fill="solid" draw:fill-color="#ff420e" draw:textarea-horizontal-align="justify" draw:textarea-vertical-align="middle" draw:auto-grow-height="false"/>
    </style:style>
    <style:style style:name="gr10" style:family="graphic" style:parent-style-name="standard" style:list-style-name="L2">
      <style:graphic-properties draw:fill="solid" draw:fill-color="#ff420e" draw:textarea-horizontal-align="justify" draw:textarea-vertical-align="middle" draw:auto-grow-height="false"/>
    </style:style>
    <style:style style:name="gr11" style:family="graphic" style:parent-style-name="standard" style:list-style-name="L2">
      <style:graphic-properties draw:fill="solid" draw:fill-color="#ff420e" draw:textarea-horizontal-align="justify" draw:textarea-vertical-align="middle" draw:auto-grow-height="false"/>
    </style:style>
    <style:style style:name="gr12" style:family="graphic" style:parent-style-name="standard" style:list-style-name="L2">
      <style:graphic-properties draw:fill="solid" draw:fill-color="#ff420e" draw:textarea-horizontal-align="justify" draw:textarea-vertical-align="middle" draw:auto-grow-height="false"/>
    </style:style>
    <style:style style:name="gr13" style:family="graphic" style:parent-style-name="standard" style:list-style-name="L2">
      <style:graphic-properties draw:fill="solid" draw:fill-color="#ff420e" draw:textarea-horizontal-align="justify" draw:textarea-vertical-align="middle" draw:auto-grow-height="false"/>
    </style:style>
    <style:style style:name="gr14" style:family="graphic" style:parent-style-name="standard">
      <style:graphic-properties draw:stroke="none" svg:stroke-color="#33cc66" draw:fill="none" draw:fill-color="#ffffff" draw:auto-grow-height="true" draw:auto-grow-width="false" fo:max-height="0cm" fo:min-height="0cm"/>
    </style:style>
    <style:style style:name="gr15" style:family="graphic" style:parent-style-name="objectwithoutfill">
      <style:graphic-properties svg:stroke-width="0.203cm" svg:stroke-color="#33cc66" draw:marker-start-width="0.503cm" draw:marker-end="Arrow" draw:marker-end-width="0.603cm" draw:fill="none" draw:textarea-vertical-align="middle" fo:padding-top="0.225cm" fo:padding-bottom="0.225cm" fo:padding-left="0.35cm" fo:padding-right="0.35cm"/>
    </style:style>
    <style:style style:name="gr16" style:family="graphic" style:parent-style-name="objectwithoutfill">
      <style:graphic-properties svg:stroke-color="#000000" draw:marker-end="Arrow" draw:marker-end-width="0.3cm" draw:fill="none" draw:fill-color="#c0c0c0" draw:textarea-vertical-align="middle"/>
    </style:style>
    <style:style style:name="gr17" style:family="graphic" style:parent-style-name="objectwithoutfill">
      <style:graphic-properties svg:stroke-color="#000000" draw:fill="none" draw:fill-color="#c0c0c0"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objectwithoutfill">
      <style:graphic-properties svg:stroke-width="0.203cm" svg:stroke-color="#ff0000" draw:marker-start-width="0.503cm" draw:marker-end="Arrow" draw:marker-end-width="0.603cm" draw:fill="none" draw:textarea-vertical-align="middle" fo:padding-top="0.225cm" fo:padding-bottom="0.225cm" fo:padding-left="0.35cm" fo:padding-right="0.35cm"/>
    </style:style>
    <style:style style:name="gr20" style:family="graphic" style:parent-style-name="standard" style:list-style-name="L2">
      <style:graphic-properties draw:fill="solid" draw:fill-color="#ff420e" draw:textarea-horizontal-align="justify" draw:textarea-vertical-align="middle" draw:auto-grow-height="false"/>
    </style:style>
    <style:style style:name="gr21" style:family="graphic" style:parent-style-name="standard" style:list-style-name="L2">
      <style:graphic-properties draw:fill="solid" draw:fill-color="#ff420e" draw:textarea-horizontal-align="justify" draw:textarea-vertical-align="middle" draw:auto-grow-height="false"/>
    </style:style>
    <style:style style:name="gr22"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23"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24"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25" style:family="graphic" style:parent-style-name="standard">
      <style:graphic-properties draw:stroke="none" svg:stroke-color="#000000" draw:fill="none" draw:fill-color="#ffffff" fo:min-height="2.044cm"/>
    </style:style>
    <style:style style:name="gr26" style:family="graphic" style:parent-style-name="standard" style:list-style-name="L2">
      <style:graphic-properties draw:fill="solid" draw:fill-color="#ff420e" draw:textarea-horizontal-align="justify" draw:textarea-vertical-align="middle" draw:auto-grow-height="false"/>
    </style:style>
    <style:style style:name="gr27"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28"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29"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30" style:family="graphic" style:parent-style-name="standard">
      <style:graphic-properties draw:stroke="none" svg:stroke-color="#000000" draw:fill="none" draw:fill-color="#ffffff" fo:min-height="1.22cm"/>
    </style:style>
    <style:style style:name="gr31"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32"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33"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34"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35"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36" style:family="graphic" style:parent-style-name="standard">
      <style:graphic-properties draw:stroke="none" svg:stroke-color="#000000" draw:fill="none" draw:fill-color="#ffffff" fo:min-height="0.468cm"/>
    </style:style>
    <style:style style:name="gr37" style:family="graphic" style:parent-style-name="standard" style:list-style-name="L2">
      <style:graphic-properties draw:fill="solid" draw:fill-color="#ff420e" draw:opacity="65%" draw:textarea-horizontal-align="justify" draw:textarea-vertical-align="middle" draw:auto-grow-height="false" draw:shadow-opacity="65%"/>
    </style:style>
    <style:style style:name="gr38" style:family="graphic" style:parent-style-name="standard" style:list-style-name="L2">
      <style:graphic-properties draw:fill="solid" draw:fill-color="#ff420e" draw:textarea-horizontal-align="justify" draw:textarea-vertical-align="middle" draw:auto-grow-height="false"/>
    </style:style>
    <style:style style:name="gr39"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0"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1" style:family="graphic" style:parent-style-name="standard" style:list-style-name="L2">
      <style:graphic-properties draw:fill="solid" draw:fill-color="#ff420e" draw:opacity="55%" draw:textarea-horizontal-align="justify" draw:textarea-vertical-align="middle" draw:auto-grow-height="false" draw:shadow-opacity="55%"/>
    </style:style>
    <style:style style:name="gr42" style:family="graphic" style:parent-style-name="standard" style:list-style-name="L2">
      <style:graphic-properties draw:fill="solid" draw:fill-color="#ff420e" draw:opacity="55%" draw:textarea-horizontal-align="justify" draw:textarea-vertical-align="middle" draw:auto-grow-height="false" draw:shadow-opacity="55%"/>
    </style:style>
    <style:style style:name="gr43" style:family="graphic" style:parent-style-name="standard" style:list-style-name="L2">
      <style:graphic-properties draw:fill="solid" draw:fill-color="#ff420e" draw:textarea-horizontal-align="justify" draw:textarea-vertical-align="middle" draw:auto-grow-height="false"/>
    </style:style>
    <style:style style:name="gr44" style:family="graphic" style:parent-style-name="standard" style:list-style-name="L2">
      <style:graphic-properties draw:fill="solid" draw:fill-color="#ff420e" draw:textarea-horizontal-align="justify" draw:textarea-vertical-align="middle" draw:auto-grow-height="false"/>
    </style:style>
    <style:style style:name="gr45"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6"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7"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8"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9" style:family="graphic" style:parent-style-name="standard" style:list-style-name="L2">
      <style:graphic-properties draw:fill="solid" draw:fill-color="#ff420e" draw:textarea-horizontal-align="justify" draw:textarea-vertical-align="middle" draw:auto-grow-height="false"/>
    </style:style>
    <style:style style:name="gr50"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1"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2"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3"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4" style:family="graphic" style:parent-style-name="standard" style:list-style-name="L2">
      <style:graphic-properties draw:fill="solid" draw:fill-color="#ff420e" draw:opacity="100%" draw:textarea-horizontal-align="justify" draw:textarea-vertical-align="middle" draw:auto-grow-height="false" draw:shadow-opacity="100%"/>
    </style:style>
    <style:style style:name="gr55"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6"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7"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8"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9"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0"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1"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2"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3"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4" style:family="graphic" style:parent-style-name="standard">
      <style:graphic-properties draw:stroke="none" svg:stroke-color="#000000" draw:fill="none" draw:fill-color="#ffffff" fo:min-height="9.01cm"/>
    </style:style>
    <style:style style:name="gr65"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6"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7" style:family="graphic" style:parent-style-name="standard" style:list-style-name="L2">
      <style:graphic-properties draw:fill="solid" draw:fill-color="#ff420e" draw:opacity="100%" draw:textarea-horizontal-align="justify" draw:textarea-vertical-align="middle" draw:auto-grow-height="false" draw:shadow-opacity="100%"/>
    </style:style>
    <style:style style:name="gr68"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9" style:family="graphic" style:parent-style-name="standard" style:list-style-name="L2">
      <style:graphic-properties draw:fill="solid" draw:fill-color="#ff420e" draw:textarea-horizontal-align="justify" draw:textarea-vertical-align="middle" draw:auto-grow-height="false"/>
    </style:style>
    <style:style style:name="gr70" style:family="graphic" style:parent-style-name="standard" style:list-style-name="L2">
      <style:graphic-properties draw:fill="solid" draw:fill-color="#ff420e" draw:textarea-horizontal-align="justify" draw:textarea-vertical-align="middle" draw:auto-grow-height="false"/>
    </style:style>
    <style:style style:name="gr71" style:family="graphic" style:parent-style-name="standard" style:list-style-name="L2">
      <style:graphic-properties draw:fill="solid" draw:fill-color="#ff420e" draw:textarea-horizontal-align="justify" draw:textarea-vertical-align="middle" draw:auto-grow-height="false"/>
    </style:style>
    <style:style style:name="gr72" style:family="graphic" style:parent-style-name="standard" style:list-style-name="L2">
      <style:graphic-properties draw:fill="solid" draw:fill-color="#ff420e" draw:textarea-horizontal-align="justify" draw:textarea-vertical-align="middle" draw:auto-grow-height="false"/>
    </style:style>
    <style:style style:name="gr73" style:family="graphic" style:parent-style-name="standard" style:list-style-name="L2">
      <style:graphic-properties draw:fill="solid" draw:fill-color="#ff420e" draw:textarea-horizontal-align="justify" draw:textarea-vertical-align="middle" draw:auto-grow-height="false"/>
    </style:style>
    <style:style style:name="gr74" style:family="graphic" style:parent-style-name="standard" style:list-style-name="L2">
      <style:graphic-properties draw:fill="solid" draw:fill-color="#ff420e" draw:textarea-horizontal-align="justify" draw:textarea-vertical-align="middle" draw:auto-grow-height="false"/>
    </style:style>
    <style:style style:name="gr75" style:family="graphic" style:parent-style-name="standard" style:list-style-name="L2">
      <style:graphic-properties draw:fill="solid" draw:fill-color="#ff420e" draw:textarea-horizontal-align="justify" draw:textarea-vertical-align="middle" draw:auto-grow-height="false"/>
    </style:style>
    <style:style style:name="gr76" style:family="graphic" style:parent-style-name="standard" style:list-style-name="L2">
      <style:graphic-properties draw:fill="solid" draw:fill-color="#ff420e" draw:textarea-horizontal-align="justify" draw:textarea-vertical-align="middle" draw:auto-grow-height="false"/>
    </style:style>
    <style:style style:name="gr77" style:family="graphic" style:parent-style-name="standard" style:list-style-name="L2">
      <style:graphic-properties draw:fill="solid" draw:fill-color="#ff420e" draw:textarea-horizontal-align="justify" draw:textarea-vertical-align="middle" draw:auto-grow-height="false"/>
    </style:style>
    <style:style style:name="gr78" style:family="graphic" style:parent-style-name="objectwithoutfill">
      <style:graphic-properties draw:marker-end="Arrow" draw:marker-end-width="0.3cm" draw:fill="none" draw:textarea-vertical-align="middle"/>
    </style:style>
    <style:style style:name="gr79" style:family="graphic" style:parent-style-name="objectwithoutfill">
      <style:graphic-properties draw:fill="none" draw:textarea-vertical-align="middle"/>
    </style:style>
    <style:style style:name="gr80" style:family="graphic" style:parent-style-name="standard">
      <style:graphic-properties draw:stroke="none" svg:stroke-color="#000000" draw:fill="none" draw:fill-color="#ffffff" draw:auto-grow-height="true" draw:auto-grow-width="false" fo:max-height="0cm" fo:min-height="3.56cm"/>
    </style:style>
    <style:style style:name="gr81" style:family="graphic" style:parent-style-name="standard">
      <style:graphic-properties draw:stroke="none" svg:stroke-color="#000000" draw:fill="none" draw:fill-color="#ffffff" fo:min-height="1.143cm"/>
    </style:style>
    <style:style style:name="gr82" style:family="graphic" style:parent-style-name="standard">
      <style:graphic-properties svg:stroke-color="#808080" draw:fill="solid" draw:fill-color="#c0c0c0" draw:textarea-horizontal-align="justify" draw:textarea-vertical-align="middle" draw:auto-grow-height="false"/>
    </style:style>
    <style:style style:name="gr83" style:family="graphic" style:parent-style-name="standard" style:list-style-name="L2">
      <style:graphic-properties draw:fill="solid" draw:fill-color="#ff420e" draw:textarea-horizontal-align="justify" draw:textarea-vertical-align="middle" draw:auto-grow-height="false"/>
    </style:style>
    <style:style style:name="gr84" style:family="graphic" style:parent-style-name="standard" style:list-style-name="L2">
      <style:graphic-properties draw:fill="solid" draw:fill-color="#ff420e" draw:textarea-horizontal-align="justify" draw:textarea-vertical-align="middle" draw:auto-grow-height="false"/>
    </style:style>
    <style:style style:name="gr85" style:family="graphic" style:parent-style-name="standard" style:list-style-name="L2">
      <style:graphic-properties draw:fill="solid" draw:fill-color="#ff420e" draw:textarea-horizontal-align="justify" draw:textarea-vertical-align="middle" draw:auto-grow-height="false"/>
    </style:style>
    <style:style style:name="gr86" style:family="graphic" style:parent-style-name="standard" style:list-style-name="L2">
      <style:graphic-properties draw:fill="solid" draw:fill-color="#ff420e" draw:textarea-horizontal-align="justify" draw:textarea-vertical-align="middle" draw:auto-grow-height="false"/>
    </style:style>
    <style:style style:name="gr87" style:family="graphic" style:parent-style-name="standard" style:list-style-name="L2">
      <style:graphic-properties draw:fill="solid" draw:fill-color="#ff420e" draw:textarea-horizontal-align="justify" draw:textarea-vertical-align="middle" draw:auto-grow-height="false"/>
    </style:style>
    <style:style style:name="gr88" style:family="graphic" style:parent-style-name="standard" style:list-style-name="L2">
      <style:graphic-properties draw:fill="solid" draw:fill-color="#ff420e" draw:textarea-horizontal-align="justify" draw:textarea-vertical-align="middle" draw:auto-grow-height="false"/>
    </style:style>
    <style:style style:name="gr89" style:family="graphic" style:parent-style-name="standard" style:list-style-name="L2">
      <style:graphic-properties draw:fill="solid" draw:fill-color="#ff420e" draw:textarea-horizontal-align="justify" draw:textarea-vertical-align="middle" draw:auto-grow-height="false"/>
    </style:style>
    <style:style style:name="gr90" style:family="graphic" style:parent-style-name="standard" style:list-style-name="L2">
      <style:graphic-properties draw:fill="solid" draw:fill-color="#ff420e" draw:textarea-horizontal-align="justify" draw:textarea-vertical-align="middle" draw:auto-grow-height="false"/>
    </style:style>
    <style:style style:name="gr91" style:family="graphic" style:parent-style-name="standard" style:list-style-name="L2">
      <style:graphic-properties draw:fill="solid" draw:fill-color="#ff420e" draw:textarea-horizontal-align="justify" draw:textarea-vertical-align="middle" draw:auto-grow-height="false"/>
    </style:style>
    <style:style style:name="gr92" style:family="graphic" style:parent-style-name="standard">
      <style:graphic-properties draw:fill="solid" draw:fill-color="#004586" draw:opacity="5%" draw:textarea-horizontal-align="justify" draw:textarea-vertical-align="middle" draw:auto-grow-height="false" draw:shadow-opacity="5%"/>
    </style:style>
    <style:style style:name="gr93"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4"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5"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6"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7"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8"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9"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100"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101"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102" style:family="graphic" style:parent-style-name="standard">
      <style:graphic-properties svg:stroke-color="#000000" draw:fill="solid" draw:fill-color="#e6e6e6" draw:textarea-horizontal-align="justify" draw:textarea-vertical-align="middle" draw:auto-grow-height="false"/>
    </style:style>
    <style:style style:name="gr103" style:family="graphic" style:parent-style-name="standard">
      <style:graphic-properties draw:stroke="none" svg:stroke-color="#000000" draw:fill="none" draw:fill-color="#ffffff" draw:auto-grow-height="true" draw:auto-grow-width="false" fo:max-height="0cm" fo:min-height="0cm"/>
    </style:style>
    <style:style style:name="gr104" style:family="graphic" style:parent-style-name="standard">
      <style:graphic-properties draw:fill="solid" draw:fill-color="#004586" draw:opacity="100%" draw:textarea-horizontal-align="justify" draw:textarea-vertical-align="middle" draw:auto-grow-height="false" draw:shadow-opacity="100%"/>
    </style:style>
    <style:style style:name="gr105" style:family="graphic" style:parent-style-name="standard">
      <style:graphic-properties draw:stroke="none" svg:stroke-color="#000000" draw:fill="none" draw:fill-color="#ffffff" draw:auto-grow-height="true" draw:auto-grow-width="false" fo:max-height="0cm" fo:min-height="0.356cm"/>
    </style:style>
    <style:style style:name="gr106" style:family="graphic" style:parent-style-name="standard">
      <style:graphic-properties draw:stroke="none" svg:stroke-color="#000000" draw:fill="none" draw:fill-color="#ffffff" draw:auto-grow-height="true" draw:auto-grow-width="false" fo:max-height="0cm" fo:min-height="0.236cm"/>
    </style:style>
    <style:style style:name="gr107" style:family="graphic" style:parent-style-name="standard">
      <style:graphic-properties draw:fill="solid" draw:fill-color="#004586" draw:opacity="10%" draw:textarea-horizontal-align="justify" draw:textarea-vertical-align="middle" draw:auto-grow-height="false" draw:shadow-opacity="10%"/>
    </style:style>
    <style:style style:name="gr108" style:family="graphic" style:parent-style-name="objectwithoutfill">
      <style:graphic-properties svg:stroke-color="#000000" draw:marker-end="Arrow" draw:marker-end-width="0.3cm" draw:fill="none" draw:fill-color="#e6e6e6" draw:textarea-vertical-align="middle"/>
    </style:style>
    <style:style style:name="gr109" style:family="graphic" style:parent-style-name="objectwithoutfill">
      <style:graphic-properties svg:stroke-color="#b3b3b3" draw:marker-end="Arrow" draw:marker-end-width="0.3cm" draw:fill="none" draw:fill-color="#e6e6e6" draw:textarea-vertical-align="middle"/>
    </style:style>
    <style:style style:name="pr1" style:family="presentation" style:parent-style-name="Default-title">
      <style:graphic-properties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2.719cm"/>
    </style:style>
    <style:style style:name="P1" style:family="paragraph">
      <style:text-properties fo:font-weight="normal" style:font-weight-asian="normal" style:font-weight-complex="normal"/>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fo:color="#c0c0c0" fo:font-size="18pt"/>
    </style:style>
    <style:style style:name="P6" style:family="paragraph">
      <style:paragraph-properties fo:text-align="center"/>
      <style:text-properties fo:font-family="'Liberation Sans'" style:font-family-generic="roman" style:font-pitch="variable" fo:font-size="12pt" style:letter-kerning="true" style:font-family-asian="'WenQuanYi Zen Hei Sharp'" style:font-family-generic-asian="system" style:font-pitch-asian="variable" style:font-size-asian="12pt" style:font-family-complex="'Lohit Devanagari'" style:font-family-generic-complex="system" style:font-pitch-complex="variable" style:font-size-complex="12pt"/>
    </style:style>
    <style:style style:name="P7" style:family="paragraph">
      <style:paragraph-properties fo:text-align="center"/>
      <style:text-properties fo:font-family="'Liberation Sans'" style:font-family-generic="roman" style:font-pitch="variable" fo:font-size="14pt" fo:font-weight="bold" style:letter-kerning="true" style:font-family-asian="'WenQuanYi Zen Hei Sharp'" style:font-family-generic-asian="system" style:font-pitch-asian="variable" style:font-size-asian="14pt" style:font-weight-asian="bold" style:font-family-complex="'Lohit Devanagari'" style:font-family-generic-complex="system" style:font-pitch-complex="variable" style:font-size-complex="14pt" style:font-weight-complex="bold"/>
    </style:style>
    <style:style style:name="P8" style:family="paragraph">
      <style:text-properties fo:color="#33cc66" fo:font-size="18pt" fo:font-weight="bold" style:font-weight-asian="bold" style:font-weight-complex="bold"/>
    </style:style>
    <style:style style:name="P9" style:family="paragraph">
      <style:text-properties fo:font-size="18pt" fo:font-weight="bold" style:font-weight-asian="bold" style:font-weight-complex="bold"/>
    </style:style>
    <style:style style:name="P10" style:family="paragraph">
      <style:text-properties fo:color="#ff0000" fo:font-size="18pt" fo:font-weight="bold" style:font-weight-asian="bold" style:font-weight-complex="bold"/>
    </style:style>
    <style:style style:name="P11" style:family="paragraph">
      <style:paragraph-properties fo:text-align="center"/>
      <style:text-properties fo:color="#c0c0c0"/>
    </style:style>
    <style:style style:name="P12" style:family="paragraph">
      <style:text-properties fo:font-size="20pt" fo:font-weight="bold" style:font-size-asian="20pt" style:font-weight-asian="bold" style:font-size-complex="20pt" style:font-weight-complex="bold"/>
    </style:style>
    <style:style style:name="P13" style:family="paragraph">
      <style:text-properties fo:font-size="12pt" fo:font-weight="bold" style:font-size-asian="12pt" style:font-weight-asian="bold" style:font-size-complex="12pt" style:font-weight-complex="bold"/>
    </style:style>
    <style:style style:name="P14" style:family="paragraph">
      <style:text-properties fo:font-size="18pt" fo:font-weight="bold" style:font-size-asian="18pt" style:font-weight-asian="bold" style:font-size-complex="18pt" style:font-weight-complex="bold"/>
    </style:style>
    <style:style style:name="P15" style:family="paragraph">
      <style:paragraph-properties fo:text-align="center"/>
      <style:text-properties fo:font-family="'Liberation Sans'" style:font-family-generic="roman" style:font-pitch="variable" fo:font-size="12pt" fo:font-weight="bold" style:letter-kerning="true" style:font-family-asian="'WenQuanYi Zen Hei Sharp'" style:font-family-generic-asian="system" style:font-pitch-asian="variable" style:font-size-asian="12pt" style:font-weight-asian="bold" style:font-family-complex="'Lohit Devanagari'" style:font-family-generic-complex="system" style:font-pitch-complex="variable" style:font-size-complex="12pt" style:font-weight-complex="bold"/>
    </style:style>
    <style:style style:name="P16" style:family="paragraph">
      <style:text-properties fo:font-size="22pt" fo:font-weight="bold" style:font-size-asian="22pt" style:font-weight-asian="bold" style:font-size-complex="22pt" style:font-weight-complex="bold"/>
    </style:style>
    <style:style style:name="P17" style:family="paragraph">
      <style:paragraph-properties fo:text-align="center"/>
      <style:text-properties fo:font-weight="bold" style:font-weight-asian="bold" style:font-weight-complex="bold"/>
    </style:style>
    <style:style style:name="P18" style:family="paragraph">
      <style:paragraph-properties fo:text-align="center"/>
      <style:text-properties fo:font-size="18pt" fo:font-weight="bold" style:font-weight-asian="bold" style:font-weight-complex="bold"/>
    </style:style>
    <style:style style:name="P19" style:family="paragraph">
      <style:paragraph-properties fo:text-align="center"/>
      <style:text-properties fo:color="#b3b3b3" fo:font-size="18pt"/>
    </style:style>
    <style:style style:name="P20" style:family="paragraph">
      <style:paragraph-properties fo:text-align="center"/>
      <style:text-properties fo:color="#cccccc" fo:font-family="'Liberation Sans'" style:font-family-generic="roman" style:font-pitch="variable" fo:font-size="12pt" style:letter-kerning="true" style:font-family-asian="'WenQuanYi Zen Hei Sharp'" style:font-family-generic-asian="system" style:font-pitch-asian="variable" style:font-size-asian="12pt" style:font-family-complex="'Lohit Devanagari'" style:font-family-generic-complex="system" style:font-pitch-complex="variable" style:font-size-complex="12pt"/>
    </style:style>
    <style:style style:name="P21" style:family="paragraph">
      <style:paragraph-properties fo:text-align="center"/>
      <style:text-properties fo:color="#cccccc" fo:font-family="'Liberation Sans'" style:font-family-generic="roman" style:font-pitch="variable" fo:font-size="12pt" fo:font-weight="bold" style:letter-kerning="true" style:font-family-asian="'WenQuanYi Zen Hei Sharp'" style:font-family-generic-asian="system" style:font-pitch-asian="variable" style:font-size-asian="12pt" style:font-weight-asian="bold" style:font-family-complex="'Lohit Devanagari'" style:font-family-generic-complex="system" style:font-pitch-complex="variable" style:font-size-complex="12pt" style:font-weight-complex="bold"/>
    </style:style>
    <style:style style:name="P22" style:family="paragraph">
      <style:text-properties fo:font-size="14pt" fo:font-weight="bold" style:font-size-asian="14pt" style:font-weight-asian="bold" style:font-size-complex="14pt" style:font-weight-complex="bold"/>
    </style:style>
    <style:style style:name="P23" style:family="paragraph">
      <style:text-properties fo:font-size="14pt" style:font-size-asian="14pt" style:font-size-complex="14pt"/>
    </style:style>
    <style:style style:name="P24" style:family="paragraph">
      <style:paragraph-properties fo:text-align="center"/>
      <style:text-properties fo:color="#c0c0c0" fo:font-size="14pt" style:font-size-asian="14pt" style:font-size-complex="14pt"/>
    </style:style>
    <style:style style:name="P25" style:family="paragraph">
      <style:text-properties fo:font-size="18pt" style:font-size-asian="18pt" style:font-size-complex="18pt"/>
    </style:style>
    <style:style style:name="T1" style:family="text">
      <style:text-properties fo:font-weight="normal" style:font-weight-asian="normal" style:font-weight-complex="normal"/>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font-size="26pt" fo:font-weight="normal" style:font-size-asian="26pt" style:font-weight-asian="normal" style:font-size-complex="26pt" style:font-weight-complex="normal"/>
    </style:style>
    <style:style style:name="T5" style:family="text">
      <style:text-properties fo:color="#ffffff" fo:font-size="18pt" fo:font-weight="bold" style:font-weight-asian="bold" style:font-weight-complex="bold"/>
    </style:style>
    <style:style style:name="T6" style:family="text">
      <style:text-properties fo:color="#c0c0c0" fo:font-size="18pt"/>
    </style:style>
    <style:style style:name="T7" style:family="text">
      <style:text-properties fo:font-family="'Liberation Sans'" style:font-family-generic="roman" style:font-pitch="variable" fo:font-size="14pt" fo:font-weight="bold" style:letter-kerning="true" style:font-family-asian="'WenQuanYi Zen Hei Sharp'" style:font-family-generic-asian="system" style:font-pitch-asian="variable" style:font-size-asian="14pt" style:font-weight-asian="bold" style:font-family-complex="'Lohit Devanagari'" style:font-family-generic-complex="system" style:font-pitch-complex="variable" style:font-size-complex="14pt" style:font-weight-complex="bold"/>
    </style:style>
    <style:style style:name="T8" style:family="text">
      <style:text-properties fo:font-family="'Liberation Sans'" style:font-family-generic="roman" style:font-pitch="variable" fo:font-size="12pt" style:letter-kerning="true" style:font-family-asian="'WenQuanYi Zen Hei Sharp'" style:font-family-generic-asian="system" style:font-pitch-asian="variable" style:font-size-asian="12pt" style:font-family-complex="'Lohit Devanagari'" style:font-family-generic-complex="system" style:font-pitch-complex="variable" style:font-size-complex="12pt"/>
    </style:style>
    <style:style style:name="T9" style:family="text">
      <style:text-properties fo:color="#33cc66" fo:font-size="18pt" fo:font-weight="bold" style:font-weight-asian="bold" style:font-weight-complex="bold"/>
    </style:style>
    <style:style style:name="T10" style:family="text">
      <style:text-properties fo:font-size="18pt" fo:font-weight="bold" style:font-weight-asian="bold" style:font-weight-complex="bold"/>
    </style:style>
    <style:style style:name="T11" style:family="text">
      <style:text-properties fo:color="#ff0000" fo:font-size="18pt" fo:font-weight="bold" style:font-weight-asian="bold" style:font-weight-complex="bold"/>
    </style:style>
    <style:style style:name="T12" style:family="text">
      <style:text-properties fo:color="#ffffff" fo:font-weight="bold" style:font-weight-asian="bold" style:font-weight-complex="bold"/>
    </style:style>
    <style:style style:name="T13" style:family="text">
      <style:text-properties fo:color="#c0c0c0"/>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8pt" fo:font-weight="bold" style:font-size-asian="18pt" style:font-weight-asian="bold" style:font-size-complex="18pt" style:font-weight-complex="bold"/>
    </style:style>
    <style:style style:name="T20"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21" style:family="text">
      <style:text-properties fo:font-family="'Liberation Sans'" style:font-family-generic="roman" style:font-pitch="variable" fo:font-size="12pt" fo:font-weight="bold" style:letter-kerning="true" style:font-family-asian="'WenQuanYi Zen Hei Sharp'" style:font-family-generic-asian="system" style:font-pitch-asian="variable" style:font-size-asian="12pt" style:font-weight-asian="bold" style:font-family-complex="'Lohit Devanagari'" style:font-family-generic-complex="system" style:font-pitch-complex="variable" style:font-size-complex="12pt" style:font-weight-complex="bold"/>
    </style:style>
    <style:style style:name="T22" style:family="text">
      <style:text-properties fo:font-size="22pt" fo:font-weight="bold" style:font-size-asian="22pt" style:font-weight-asian="bold" style:font-size-complex="22pt" style:font-weight-complex="bold"/>
    </style:style>
    <style:style style:name="T23" style:family="text">
      <style:text-properties fo:color="#ff0000" fo:font-size="22pt" fo:font-weight="bold" style:font-size-asian="22pt" style:font-weight-asian="bold" style:font-size-complex="22pt" style:font-weight-complex="bold"/>
    </style:style>
    <style:style style:name="T24" style:family="text">
      <style:text-properties fo:color="#b3b3b3" fo:font-size="18pt" fo:font-weight="bold" style:font-weight-asian="bold" style:font-weight-complex="bold"/>
    </style:style>
    <style:style style:name="T25" style:family="text">
      <style:text-properties fo:color="#b3b3b3" fo:font-size="18pt"/>
    </style:style>
    <style:style style:name="T26" style:family="text">
      <style:text-properties fo:color="#cccccc" fo:font-family="'Liberation Sans'" style:font-family-generic="roman" style:font-pitch="variable" fo:font-size="12pt" fo:font-weight="bold" style:letter-kerning="true" style:font-family-asian="'WenQuanYi Zen Hei Sharp'" style:font-family-generic-asian="system" style:font-pitch-asian="variable" style:font-size-asian="12pt" style:font-weight-asian="bold" style:font-family-complex="'Lohit Devanagari'" style:font-family-generic-complex="system" style:font-pitch-complex="variable" style:font-size-complex="12pt" style:font-weight-complex="bold"/>
    </style:style>
    <style:style style:name="T27" style:family="text">
      <style:text-properties fo:color="#cccccc" fo:font-family="'Liberation Sans'" style:font-family-generic="roman" style:font-pitch="variable" fo:font-size="12pt" style:letter-kerning="true" style:font-family-asian="'WenQuanYi Zen Hei Sharp'" style:font-family-generic-asian="system" style:font-pitch-asian="variable" style:font-size-asian="12pt" style:font-family-complex="'Lohit Devanagari'" style:font-family-generic-complex="system" style:font-pitch-complex="variable" style:font-size-complex="12pt"/>
    </style:style>
    <style:style style:name="T28" style:family="text">
      <style:text-properties fo:color="#ffffff" fo:font-size="14pt" fo:font-weight="bold" style:font-size-asian="14pt" style:font-weight-asian="bold" style:font-size-complex="14pt" style:font-weight-complex="bold"/>
    </style:style>
    <style:style style:name="T29" style:family="text">
      <style:text-properties fo:color="#c0c0c0" fo:font-size="14pt" style:font-size-asian="14pt" style:font-size-complex="14pt"/>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fo:font-size="18pt" fo:font-style="italic" style:text-underline-style="none" fo:font-weight="normal" style:font-size-asian="18pt" style:font-style-asian="italic" style:font-weight-asian="normal" style:font-size-complex="18pt" style:font-style-complex="italic" style:font-weight-complex="normal"/>
    </style:style>
    <style:style style:name="T32" style:family="text">
      <style:text-properties fo:font-size="22pt" style:font-size-asian="22pt" style:font-size-complex="22pt"/>
    </style:style>
    <style:style style:name="T33" style:family="text">
      <style:text-properties fo:font-size="22pt" fo:font-style="italic" fo:font-weight="bold" style:font-size-asian="22pt" style:font-style-asian="italic" style:font-weight-asian="bold" style:font-size-complex="22pt" style:font-style-complex="italic" style:font-weight-complex="bold"/>
    </style:style>
    <style:style style:name="T34" style:family="text">
      <style:text-properties fo:font-size="18pt" fo:font-style="italic" fo:font-weight="normal" style:font-size-asian="18pt" style:font-style-asian="italic" style:font-weight-asian="normal" style:font-size-complex="18pt" style:font-style-complex="italic" style:font-weight-complex="normal"/>
    </style:style>
    <style:style style:name="T35" style:family="text">
      <style:text-properties fo:font-size="18pt" fo:font-weight="normal" style:font-size-asian="18pt" style:font-weight-asian="normal" style:font-size-complex="18pt" style:font-weight-complex="normal"/>
    </style:style>
    <style:style style:name="T36" style:family="text">
      <style:text-properties fo:font-size="22pt" fo:font-weight="normal" style:font-size-asian="22pt" style:font-weight-asian="normal" style:font-size-complex="22pt" style:font-weight-complex="normal"/>
    </style:style>
    <style:style style:name="T37" style:family="text">
      <style:text-properties fo:font-size="22pt" fo:font-style="italic" fo:font-weight="normal" style:font-size-asian="22pt" style:font-style-asian="italic" style:font-weight-asian="normal" style:font-size-complex="22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217cm" svg:y="6.858cm" presentation:class="title" presentation:user-transformed="true">
          <draw:text-box>
            <text:p><text:span text:style-name="T1">NFS v3/v4 Active Passive</text:span><text:span text:style-name="T1"><text:line-break/></text:span><text:span text:style-name="T1">Deployment Overview</text:span></text:p>
          </draw:text-box>
        </draw:frame>
        <draw:frame draw:style-name="gr1" draw:text-style-name="P2" draw:layer="layout" svg:width="27.178cm" svg:height="3.994cm" svg:x="0.254cm" svg:y="16.51cm">
          <draw:text-box>
            <text:p text:style-name="P2"/>
            <text:p text:style-name="P3"/>
            <text:p text:style-name="P3"><text:span text:style-name="T2">An automated deployment script outlining the specifics of how to deploy HA NFS active-passive with Pacemaker can be found at the link below.</text:span></text:p>
            <text:p text:style-name="P3"><text:span text:style-name="T2"/></text:p>
            <text:p text:style-name="P3"><text:span text:style-name="T2"><text:a xlink:href="https://github.com/davidvossel/phd/blob/master/scenarios/nfs-active-passive.scenario" xlink:type="simple">https://github.com/davidvossel/phd/blob/master/scenarios/nfs-active-passive.scenario</text:a></text:span><text:span text:style-name="T2"> <text:s/></text:span></text:p>
          </draw:text-box>
        </draw:frame>
        <draw:frame draw:style-name="gr2" draw:text-style-name="P2" draw:layer="layout" svg:width="13.719cm" svg:height="2.385cm" svg:x="6.604cm" svg:y="11.839cm">
          <draw:text-box>
            <text:p text:style-name="P2"/>
            <text:p text:style-name="P2"><text:span text:style-name="T3">Author:</text:span> David Vossel &lt;dvossel@redhat.com&gt; </text:p>
            <text:p text:style-name="P2"><text:span text:style-name="T3">Version:</text:span> 3</text:p>
          </draw:text-box>
        </draw:fram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1">NFS v3/v4 Active Passive</text:span><text:span text:style-name="T1"><text:line-break/></text:span><text:span text:style-name="T4">Pacemaker Resource Group Example</text:span></text:p>
          </draw:text-box>
        </draw:frame>
        <draw:custom-shape draw:style-name="gr4" draw:text-style-name="P5" draw:layer="layout" svg:width="10.678cm" svg:height="15.748cm" svg:x="12.628cm" svg:y="4.826cm">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5" draw:text-style-name="P6" draw:layer="layout" svg:width="9.896cm" svg:height="0.762cm" svg:x="13.0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9.897cm" svg:height="0.762cm" svg:x="13.0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9.947cm" svg:height="0.762cm" svg:x="12.9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8" draw:text-style-name="P6" draw:layer="layout" svg:width="9.948cm" svg:height="0.762cm" svg:x="12.9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9.949cm" svg:height="0.762cm" svg:x="12.9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9.898cm" svg:height="0.762cm" svg:x="13.0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9.899cm" svg:height="0.762cm" svg:x="13.0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12" draw:text-style-name="P6" draw:layer="layout" svg:width="9.95cm" svg:height="0.762cm" svg:x="12.9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9.948cm" svg:height="0.762cm" svg:x="12.967cm" svg:y="14.426cm">
          <text:p text:style-name="P3"><text:span text:style-name="T7">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frame draw:style-name="gr14" draw:text-style-name="P8" draw:layer="layout" svg:width="2.204cm" svg:height="1.673cm" svg:x="23.896cm" svg:y="4.764cm">
          <draw:text-box>
            <text:p><text:span text:style-name="T9">Start</text:span></text:p>
            <text:p><text:span text:style-name="T9">order</text:span></text:p>
          </draw:text-box>
        </draw:frame>
        <draw:line draw:style-name="gr15" draw:text-style-name="P3" draw:layer="layout" svg:x1="24.874cm" svg:y1="6.437cm" svg:x2="24.874cm" svg:y2="20.574cm">
          <text:p/>
        </draw:line>
        <draw:line draw:style-name="gr16" draw:text-style-name="P3" draw:layer="layout" svg:x1="9.277cm" svg:y1="6.096cm" svg:x2="12.362cm" svg:y2="6.096cm">
          <text:p/>
        </draw:line>
        <draw:line draw:style-name="gr16" draw:text-style-name="P3" draw:layer="layout" svg:x1="9.275cm" svg:y1="8.692cm" svg:x2="12.36cm" svg:y2="8.692cm">
          <text:p/>
        </draw:line>
        <draw:line draw:style-name="gr16" draw:text-style-name="P3" draw:layer="layout" svg:x1="9.275cm" svg:y1="11.092cm" svg:x2="12.361cm" svg:y2="11.092cm">
          <text:p/>
        </draw:line>
        <draw:line draw:style-name="gr16" draw:text-style-name="P3" draw:layer="layout" svg:x1="9.275cm" svg:y1="11.892cm" svg:x2="12.361cm" svg:y2="11.892cm">
          <text:p/>
        </draw:line>
        <draw:line draw:style-name="gr17" draw:text-style-name="P3" draw:layer="layout" svg:x1="9.277cm" svg:y1="6.096cm" svg:x2="9.275cm" svg:y2="8.692cm">
          <text:p/>
        </draw:line>
        <draw:line draw:style-name="gr17" draw:text-style-name="P3" draw:layer="layout" svg:x1="9.275cm" svg:y1="11.092cm" svg:x2="9.275cm" svg:y2="11.892cm">
          <text:p/>
        </draw:line>
        <draw:line draw:style-name="gr16" draw:text-style-name="P3" draw:layer="layout" svg:x1="9.275cm" svg:y1="14.442cm" svg:x2="12.36cm" svg:y2="14.442cm">
          <text:p/>
        </draw:line>
        <draw:line draw:style-name="gr16" draw:text-style-name="P3" draw:layer="layout" svg:x1="9.275cm" svg:y1="16.942cm" svg:x2="12.36cm" svg:y2="16.942cm">
          <text:p/>
        </draw:line>
        <draw:line draw:style-name="gr16" draw:text-style-name="P3" draw:layer="layout" svg:x1="9.163cm" svg:y1="18.642cm" svg:x2="12.36cm" svg:y2="18.642cm">
          <text:p/>
        </draw:line>
        <draw:line draw:style-name="gr16" draw:text-style-name="P3" draw:layer="layout" svg:x1="9.163cm" svg:y1="20.242cm" svg:x2="12.36cm" svg:y2="20.242cm">
          <text:p/>
        </draw:line>
        <draw:line draw:style-name="gr17" draw:text-style-name="P3" draw:layer="layout" svg:x1="9.275cm" svg:y1="14.442cm" svg:x2="9.275cm" svg:y2="16.942cm">
          <text:p/>
        </draw:line>
        <draw:line draw:style-name="gr17" draw:text-style-name="P3" draw:layer="layout" svg:x1="9.163cm" svg:y1="18.642cm" svg:x2="9.163cm" svg:y2="20.242cm">
          <text:p/>
        </draw:line>
        <draw:frame draw:style-name="gr18" draw:text-style-name="P9" draw:layer="layout" svg:width="8.851cm" svg:height="0.962cm" svg:x="0.424cm" svg:y="6.858cm">
          <draw:text-box>
            <text:p><text:span text:style-name="T10">Mount filesystems</text:span></text:p>
          </draw:text-box>
        </draw:frame>
        <draw:frame draw:style-name="gr18" draw:text-style-name="P9" draw:layer="layout" svg:width="8.851cm" svg:height="0.962cm" svg:x="0.424cm" svg:y="10.958cm">
          <draw:text-box>
            <text:p><text:span text:style-name="T10">Start NFS server</text:span></text:p>
          </draw:text-box>
        </draw:frame>
        <draw:frame draw:style-name="gr18" draw:text-style-name="P9" draw:layer="layout" svg:width="8.851cm" svg:height="0.962cm" svg:x="0.424cm" svg:y="15.258cm">
          <draw:text-box>
            <text:p><text:span text:style-name="T10">Export Filesystems</text:span></text:p>
          </draw:text-box>
        </draw:frame>
        <draw:frame draw:style-name="gr18" draw:text-style-name="P9" draw:layer="layout" svg:width="8.852cm" svg:height="1.673cm" svg:x="0.536cm" svg:y="18.758cm">
          <draw:text-box>
            <text:p><text:span text:style-name="T10">Start Floating IP</text:span></text:p>
            <text:p><text:span text:style-name="T10">NFSv3 reboot notifications</text:span></text:p>
          </draw:text-box>
        </draw:frame>
        <draw:frame draw:style-name="gr18" draw:text-style-name="P10" draw:layer="layout" svg:width="2.378cm" svg:height="1.673cm" svg:x="25.692cm" svg:y="19.066cm">
          <draw:text-box>
            <text:p><text:span text:style-name="T11">Stop </text:span></text:p>
            <text:p><text:span text:style-name="T11">Order</text:span></text:p>
          </draw:text-box>
        </draw:frame>
        <draw:line draw:style-name="gr19" draw:text-style-name="P3" draw:layer="layout" svg:x1="26.72cm" svg:y1="19.05cm" svg:x2="26.72cm" svg:y2="4.94cm">
          <text:p/>
        </draw:line>
        <presentation:notes draw:style-name="dp2">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Mount Filesystems</text:p>
          </draw:text-box>
        </draw:frame>
        <draw:custom-shape draw:style-name="gr4" draw:text-style-name="P11" draw:layer="layout" svg:width="10.678cm" svg:height="15.748cm" svg:x="13.728cm" svg:y="4.826cm">
          <text:p text:style-name="P3"><text:span text:style-name="T12">NFS Active/Passive Group</text:span></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draw:enhanced-geometry svg:viewBox="0 0 21600 21600" draw:mirror-horizontal="false" draw:mirror-vertical="false" draw:type="rectangle" draw:enhanced-path="M 0 0 L 21600 0 21600 21600 0 21600 0 0 Z N"/>
        </draw:custom-shape>
        <draw:custom-shape draw:style-name="gr20" draw:text-style-name="P6" draw:layer="layout" svg:width="9.896cm" svg:height="0.762cm" svg:x="14.1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21" draw:text-style-name="P6" draw:layer="layout" svg:width="9.897cm" svg:height="0.762cm" svg:x="14.1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22" draw:text-style-name="P6" draw:layer="layout" svg:width="9.947cm" svg:height="0.762cm" svg:x="14.0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23" draw:text-style-name="P6" draw:layer="layout" svg:width="9.948cm" svg:height="0.762cm" svg:x="14.0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24" draw:text-style-name="P6" draw:layer="layout" svg:width="9.949cm" svg:height="0.762cm" svg:x="14.0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frame draw:style-name="gr25" draw:text-style-name="P12" draw:layer="layout" svg:width="13.398cm" svg:height="13.025cm" svg:x="0.064cm" svg:y="5.846cm">
          <draw:text-box>
            <text:p><text:span text:style-name="T14">The nfs resource stack consists of shared filesystems mounted with the </text:span><text:span text:style-name="T15">Filesystem</text:span><text:span text:style-name="T14"> agent.</text:span></text:p>
            <text:p><text:span text:style-name="T14"/></text:p>
            <text:p><text:span text:style-name="T14">These filesystems are used by both the nfsserver and the exports later on in the stack.</text:span></text:p>
            <text:p><text:span text:style-name="T14"/></text:p>
            <text:p><text:span text:style-name="T14"/></text:p>
            <text:p><text:span text:style-name="T16">NOTE! All the filesystems </text:span><text:span text:style-name="T17">MUST</text:span><text:span text:style-name="T16"> be ordered to start before the NFS daemons and stop after the NFS daemons. <text:s/>If exported filesystems are mounted after the NFS daemons, the filesystems will block during the umount if NFSv4 file leases are active. <text:s/>Ordering here is very important.</text:span></text:p>
            <text:p><text:span text:style-name="T14"/></text:p>
            <text:p><text:span text:style-name="T14"/></text:p>
            <text:p><text:span text:style-name="T14"/></text:p>
          </draw:text-box>
        </draw:frame>
        <draw:custom-shape draw:style-name="gr26" draw:text-style-name="P6" draw:layer="layout" svg:width="9.898cm" svg:height="0.762cm" svg:x="14.1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27" draw:text-style-name="P7" draw:layer="layout" svg:width="9.899cm" svg:height="0.762cm" svg:x="14.1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28" draw:text-style-name="P6" draw:layer="layout" svg:width="9.95cm" svg:height="0.762cm" svg:x="14.0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29" draw:text-style-name="P6" draw:layer="layout" svg:width="9.948cm" svg:height="0.762cm" svg:x="14.067cm" svg:y="14.426cm">
          <text:p text:style-name="P3"><text:span text:style-name="T7">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frame draw:style-name="gr30" draw:text-style-name="P13" draw:layer="layout" svg:width="6.172cm" svg:height="1.673cm" svg:x="4.508cm" svg:y="18.333cm">
          <draw:text-box>
            <text:p><text:span text:style-name="T18"/></text:p>
            <text:p><text:span text:style-name="T18"/></text:p>
            <text:p><text:span text:style-name="T18"/></text:p>
          </draw:text-box>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presentation:user-transformed="true">
          <draw:text-box>
            <text:p>Start NFS Server Daemons</text:p>
          </draw:text-box>
        </draw:frame>
        <draw:custom-shape draw:style-name="gr4" draw:text-style-name="P5" draw:layer="layout" svg:width="10.678cm" svg:height="15.748cm" svg:x="13.728cm" svg:y="4.826cm">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31" draw:text-style-name="P6" draw:layer="layout" svg:width="9.896cm" svg:height="0.762cm" svg:x="14.1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32" draw:text-style-name="P6" draw:layer="layout" svg:width="9.897cm" svg:height="0.762cm" svg:x="14.1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33" draw:text-style-name="P6" draw:layer="layout" svg:width="9.947cm" svg:height="0.762cm" svg:x="14.0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34" draw:text-style-name="P6" draw:layer="layout" svg:width="9.948cm" svg:height="0.762cm" svg:x="14.0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35" draw:text-style-name="P6" draw:layer="layout" svg:width="9.949cm" svg:height="0.762cm" svg:x="14.0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frame draw:style-name="gr36" draw:text-style-name="P12" draw:layer="layout" svg:width="13.728cm" svg:height="6.406cm" svg:x="0cm" svg:y="7.876cm">
          <draw:text-box>
            <text:p><text:span text:style-name="T14">Next the NFS daemons (managed by the </text:span><text:span text:style-name="T15">nfsserver</text:span><text:span text:style-name="T14"> agent) are started.</text:span></text:p>
            <text:p><text:span text:style-name="T14"/></text:p>
            <text:p><text:span text:style-name="T16">Note! One of the filesystems is used by the </text:span><text:span text:style-name="T17">nfsserver</text:span><text:span text:style-name="T16"> agent to bind to the /var/lib/nfs directory. <text:s/>This allows the NFS server to maintain client data on shared storage for recovery failover. </text:span></text:p>
            <text:p><text:span text:style-name="T14"/></text:p>
            <text:p><text:span text:style-name="T14"/></text:p>
          </draw:text-box>
        </draw:frame>
        <draw:custom-shape draw:style-name="gr37" draw:text-style-name="P6" draw:layer="layout" svg:width="9.898cm" svg:height="0.762cm" svg:x="14.1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38" draw:text-style-name="P7" draw:layer="layout" svg:width="9.899cm" svg:height="0.762cm" svg:x="14.1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39" draw:text-style-name="P6" draw:layer="layout" svg:width="9.95cm" svg:height="0.762cm" svg:x="14.0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40" draw:text-style-name="P6" draw:layer="layout" svg:width="9.948cm" svg:height="0.762cm" svg:x="14.067cm" svg:y="14.426cm">
          <text:p text:style-name="P3"><text:span text:style-name="T7">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frame draw:style-name="gr30" draw:text-style-name="P13" draw:layer="layout" svg:width="6.172cm" svg:height="1.673cm" svg:x="4.508cm" svg:y="18.333cm">
          <draw:text-box>
            <text:p><text:span text:style-name="T18"/></text:p>
            <text:p><text:span text:style-name="T18"/></text:p>
            <text:p><text:span text:style-name="T18"/></text:p>
          </draw:text-box>
        </draw:frame>
        <presentation:notes draw:style-name="dp2">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presentation:user-transformed="true">
          <draw:text-box>
            <text:p>Export Filesystems</text:p>
          </draw:text-box>
        </draw:frame>
        <draw:custom-shape draw:style-name="gr4" draw:text-style-name="P5" draw:layer="layout" svg:width="10.678cm" svg:height="15.748cm" svg:x="13.728cm" svg:y="4.826cm">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41" draw:text-style-name="P6" draw:layer="layout" svg:width="9.896cm" svg:height="0.762cm" svg:x="14.1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42" draw:text-style-name="P6" draw:layer="layout" svg:width="9.897cm" svg:height="0.762cm" svg:x="14.1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43" draw:text-style-name="P6" draw:layer="layout" svg:width="9.947cm" svg:height="0.762cm" svg:x="14.0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44" draw:text-style-name="P6" draw:layer="layout" svg:width="9.948cm" svg:height="0.762cm" svg:x="14.0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45" draw:text-style-name="P6" draw:layer="layout" svg:width="9.949cm" svg:height="0.762cm" svg:x="14.0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frame draw:style-name="gr30" draw:text-style-name="P14" draw:layer="layout" svg:width="14.067cm" svg:height="5.228cm" svg:x="0cm" svg:y="11.637cm">
          <draw:text-box>
            <text:p><text:span text:style-name="T19">Next the shared filesystems are exported using the </text:span><text:span text:style-name="T20">exportfs</text:span><text:span text:style-name="T19"> agent.</text:span></text:p>
            <text:p><text:span text:style-name="T19"/></text:p>
            <text:p><text:span text:style-name="T19">Note the ordering here. All the exports </text:span><text:span text:style-name="T20">MUST</text:span><text:span text:style-name="T19"> start after the NFS daemons start. </text:span></text:p>
            <text:p><text:span text:style-name="T19"/></text:p>
            <text:p><text:span text:style-name="T19"/></text:p>
          </draw:text-box>
        </draw:frame>
        <draw:custom-shape draw:style-name="gr46" draw:text-style-name="P6" draw:layer="layout" svg:width="9.898cm" svg:height="0.762cm" svg:x="14.1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47" draw:text-style-name="P7" draw:layer="layout" svg:width="9.899cm" svg:height="0.762cm" svg:x="14.1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48" draw:text-style-name="P6" draw:layer="layout" svg:width="9.95cm" svg:height="0.762cm" svg:x="14.0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49" draw:text-style-name="P6" draw:layer="layout" svg:width="9.948cm" svg:height="0.762cm" svg:x="14.067cm" svg:y="14.426cm">
          <text:p text:style-name="P3"><text:span text:style-name="T7">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frame draw:style-name="gr30" draw:text-style-name="P13" draw:layer="layout" svg:width="6.172cm" svg:height="1.673cm" svg:x="4.508cm" svg:y="18.333cm">
          <draw:text-box>
            <text:p><text:span text:style-name="T18"/></text:p>
            <text:p><text:span text:style-name="T18"/></text:p>
            <text:p><text:span text:style-name="T18"/></text:p>
          </draw:text-box>
        </draw:frame>
        <presentation:notes draw:style-name="dp2">
          <draw:page-thumbnail draw:style-name="gr3"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presentation:user-transformed="true">
          <draw:text-box>
            <text:p>Floating IP</text:p>
          </draw:text-box>
        </draw:frame>
        <draw:custom-shape draw:style-name="gr4" draw:text-style-name="P5" draw:layer="layout" svg:width="10.678cm" svg:height="15.748cm" svg:x="13.728cm" svg:y="4.826cm">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50" draw:text-style-name="P6" draw:layer="layout" svg:width="9.896cm" svg:height="0.762cm" svg:x="14.1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51" draw:text-style-name="P6" draw:layer="layout" svg:width="9.897cm" svg:height="0.762cm" svg:x="14.1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52" draw:text-style-name="P6" draw:layer="layout" svg:width="9.947cm" svg:height="0.762cm" svg:x="14.0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53" draw:text-style-name="P6" draw:layer="layout" svg:width="9.948cm" svg:height="0.762cm" svg:x="14.0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54" draw:text-style-name="P6" draw:layer="layout" svg:width="9.949cm" svg:height="0.762cm" svg:x="14.0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frame draw:style-name="gr30" draw:text-style-name="P14" draw:layer="layout" svg:width="14.067cm" svg:height="5.627cm" svg:x="0cm" svg:y="12.237cm">
          <draw:text-box>
            <text:p><text:span text:style-name="T19">The server's floating IP must be started after all the Filesystem exports.</text:span></text:p>
            <text:p><text:span text:style-name="T19"/></text:p>
            <text:p><text:span text:style-name="T19">We do not want it to be possible for the clients to contact the server after a failover until all the exports are up again.</text:span></text:p>
            <text:p><text:span text:style-name="T16"/></text:p>
            <text:p><text:span text:style-name="T16"/></text:p>
          </draw:text-box>
        </draw:frame>
        <draw:custom-shape draw:style-name="gr55" draw:text-style-name="P6" draw:layer="layout" svg:width="9.898cm" svg:height="0.762cm" svg:x="14.1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56" draw:text-style-name="P7" draw:layer="layout" svg:width="9.899cm" svg:height="0.762cm" svg:x="14.1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57" draw:text-style-name="P6" draw:layer="layout" svg:width="9.95cm" svg:height="0.762cm" svg:x="14.0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58" draw:text-style-name="P6" draw:layer="layout" svg:width="9.948cm" svg:height="0.762cm" svg:x="14.067cm" svg:y="14.426cm">
          <text:p text:style-name="P3"><text:span text:style-name="T7">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frame draw:style-name="gr30" draw:text-style-name="P13" draw:layer="layout" svg:width="6.172cm" svg:height="1.673cm" svg:x="4.508cm" svg:y="18.333cm">
          <draw:text-box>
            <text:p><text:span text:style-name="T18"/></text:p>
            <text:p><text:span text:style-name="T18"/></text:p>
            <text:p><text:span text:style-name="T18"/></text:p>
          </draw:text-box>
        </draw:frame>
        <presentation:notes draw:style-name="dp2">
          <draw:page-thumbnail draw:style-name="gr3"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presentation:user-transformed="true">
          <draw:text-box>
            <text:p>NFSv3 Lock recovery</text:p>
          </draw:text-box>
        </draw:frame>
        <draw:custom-shape draw:style-name="gr4" draw:text-style-name="P5" draw:layer="layout" svg:width="10.678cm" svg:height="15.748cm" svg:x="13.728cm" svg:y="4.826cm">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59" draw:text-style-name="P6" draw:layer="layout" svg:width="9.896cm" svg:height="0.762cm" svg:x="14.1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60" draw:text-style-name="P6" draw:layer="layout" svg:width="9.897cm" svg:height="0.762cm" svg:x="14.1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61" draw:text-style-name="P6" draw:layer="layout" svg:width="9.947cm" svg:height="0.762cm" svg:x="14.0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62" draw:text-style-name="P6" draw:layer="layout" svg:width="9.948cm" svg:height="0.762cm" svg:x="14.0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63" draw:text-style-name="P6" draw:layer="layout" svg:width="9.949cm" svg:height="0.762cm" svg:x="14.0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frame draw:style-name="gr64" draw:text-style-name="P14" draw:layer="layout" svg:width="14.067cm" svg:height="9.26cm" svg:x="0cm" svg:y="10.668cm">
          <draw:text-box>
            <text:p><text:span text:style-name="T19">Once the floating IP is initialized the NFSv3 reboot notifications are sent to inform previous clients to reclaim their locks during the server's grace period.</text:span></text:p>
            <text:p><text:span text:style-name="T19"/></text:p>
            <text:p><text:span text:style-name="T16">NOTE! The nfsnotify agent must be provided the float IP. This allows the nfsnotify agent to properly set the source name in the notify requests. Otherwise the clients will ignore the reboot notifications because they'll look like they're coming from an unknown server.</text:span></text:p>
            <text:p><text:span text:style-name="T16"/></text:p>
            <text:p><text:span text:style-name="T16"/></text:p>
          </draw:text-box>
        </draw:frame>
        <draw:custom-shape draw:style-name="gr65" draw:text-style-name="P6" draw:layer="layout" svg:width="9.898cm" svg:height="0.762cm" svg:x="14.1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66" draw:text-style-name="P7" draw:layer="layout" svg:width="9.899cm" svg:height="0.762cm" svg:x="14.1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67" draw:text-style-name="P6" draw:layer="layout" svg:width="9.95cm" svg:height="0.762cm" svg:x="14.0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68" draw:text-style-name="P6" draw:layer="layout" svg:width="9.948cm" svg:height="0.762cm" svg:x="14.067cm" svg:y="14.426cm">
          <text:p text:style-name="P3"><text:span text:style-name="T7">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frame draw:style-name="gr30" draw:text-style-name="P13" draw:layer="layout" svg:width="6.172cm" svg:height="1.673cm" svg:x="4.508cm" svg:y="18.333cm">
          <draw:text-box>
            <text:p><text:span text:style-name="T18"/></text:p>
            <text:p><text:span text:style-name="T18"/></text:p>
            <text:p><text:span text:style-name="T18"/></text:p>
          </draw:text-box>
        </draw:frame>
        <presentation:notes draw:style-name="dp2">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presentation:user-transformed="true">
          <draw:text-box>
            <text:p>Node Failure</text:p>
          </draw:text-box>
        </draw:frame>
        <draw:custom-shape draw:style-name="gr4" draw:text-style-name="P5" draw:layer="layout" svg:width="8.566cm" svg:height="10.093cm" svg:x="6.928cm" svg:y="5.681cm">
          <text:p text:style-name="P3"><text:span text:style-name="T5"/></text:p>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69" draw:text-style-name="P6" draw:layer="layout" svg:width="7.846cm" svg:height="0.479cm" svg:x="7.238cm" svg:y="7.003cm">
          <text:p text:style-name="P3"><text:span text:style-name="T21">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70" draw:text-style-name="P6" draw:layer="layout" svg:width="7.847cm" svg:height="0.48cm" svg:x="7.237cm" svg:y="7.568cm">
          <text:p text:style-name="P3"><text:span text:style-name="T21">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71" draw:text-style-name="P6" draw:layer="layout" svg:width="7.886cm" svg:height="0.48cm" svg:x="7.198cm" svg:y="12.173cm">
          <text:p text:style-name="P3"><text:span text:style-name="T21">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72" draw:text-style-name="P6" draw:layer="layout" svg:width="7.887cm" svg:height="0.479cm" svg:x="7.197cm" svg:y="12.739cm">
          <text:p text:style-name="P3"><text:span text:style-name="T21">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73" draw:text-style-name="P6" draw:layer="layout" svg:width="7.888cm" svg:height="0.479cm" svg:x="7.196cm" svg:y="14.348cm">
          <text:p text:style-name="P3"><text:span text:style-name="T21">vip1</text:span><text:span text:style-name="T8"> ip=192.168.122.200 <text:s text:c="24"/></text:span></text:p>
          <draw:enhanced-geometry svg:viewBox="0 0 21600 21600" draw:mirror-horizontal="false" draw:mirror-vertical="false" draw:type="rectangle" draw:enhanced-path="M 0 0 L 21600 0 21600 21600 0 21600 0 0 Z N"/>
        </draw:custom-shape>
        <draw:custom-shape draw:style-name="gr74" draw:text-style-name="P6" draw:layer="layout" svg:width="7.848cm" svg:height="0.479cm" svg:x="7.236cm" svg:y="8.134cm">
          <text:p text:style-name="P3"><text:span text:style-name="T21">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75" draw:text-style-name="P15" draw:layer="layout" svg:width="7.848cm" svg:height="0.479cm" svg:x="7.236cm" svg:y="9.846cm">
          <text:p text:style-name="P3"><text:span text:style-name="T21">nfsserver</text:span></text:p>
          <draw:enhanced-geometry svg:viewBox="0 0 21600 21600" draw:mirror-horizontal="false" draw:mirror-vertical="false" draw:type="rectangle" draw:enhanced-path="M 0 0 L 21600 0 21600 21600 0 21600 0 0 Z N"/>
        </draw:custom-shape>
        <draw:custom-shape draw:style-name="gr76" draw:text-style-name="P6" draw:layer="layout" svg:width="7.889cm" svg:height="0.479cm" svg:x="7.195cm" svg:y="14.914cm">
          <text:p text:style-name="P3"><text:span text:style-name="T21">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77" draw:text-style-name="P6" draw:layer="layout" svg:width="7.887cm" svg:height="0.479cm" svg:x="7.197cm" svg:y="11.607cm">
          <text:p text:style-name="P3"><text:span text:style-name="T21">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line draw:style-name="gr78" draw:text-style-name="P3" draw:layer="layout" svg:x1="5.461cm" svg:y1="5.868cm" svg:x2="6.704cm" svg:y2="5.868cm">
          <text:p/>
        </draw:line>
        <draw:line draw:style-name="gr79" draw:text-style-name="P3" draw:layer="layout" svg:x1="5.461cm" svg:y1="5.868cm" svg:x2="5.461cm" svg:y2="15.52cm">
          <text:p/>
        </draw:line>
        <draw:line draw:style-name="gr78" draw:text-style-name="P3" draw:layer="layout" svg:x1="5.461cm" svg:y1="15.52cm" svg:x2="6.704cm" svg:y2="15.52cm">
          <text:p/>
        </draw:line>
        <draw:frame draw:style-name="gr80" draw:text-style-name="P14" draw:layer="layout" svg:width="5.457cm" svg:height="8.783cm" svg:x="0.131cm" svg:y="5.842cm">
          <draw:text-box>
            <text:p><text:span text:style-name="T19">This group moves as a single unit during failover.</text:span></text:p>
            <text:p><text:span text:style-name="T19"/></text:p>
            <text:p><text:span text:style-name="T19">This means the filesystems, exports, and floating IP are bound to a single nfsserver resource.</text:span></text:p>
          </draw:text-box>
        </draw:frame>
        <draw:frame draw:style-name="gr81" draw:text-style-name="P16" draw:layer="layout" svg:width="7.366cm" svg:height="1.393cm" svg:x="7.766cm" svg:y="4.343cm">
          <draw:text-box>
            <text:p><text:span text:style-name="T22">NODE1 - online</text:span></text:p>
          </draw:text-box>
        </draw:frame>
        <draw:frame draw:style-name="gr81" draw:text-style-name="P16" draw:layer="layout" svg:width="6.596cm" svg:height="1.393cm" svg:x="18.218cm" svg:y="4.264cm">
          <draw:text-box>
            <text:p><text:span text:style-name="T22">NODE2 - online</text:span></text:p>
          </draw:text-box>
        </draw:frame>
        <draw:custom-shape draw:style-name="gr82" draw:text-style-name="P17" draw:layer="layout" svg:width="8.566cm" svg:height="0.787cm" svg:x="17.272cm" svg:y="5.62cm">
          <text:p text:style-name="P3"><text:span text:style-name="T3">database</text:span></text:p>
          <draw:enhanced-geometry svg:viewBox="0 0 21600 21600" draw:type="rectangle" draw:enhanced-path="M 0 0 L 21600 0 21600 21600 0 21600 0 0 Z N"/>
        </draw:custom-shape>
        <draw:custom-shape draw:style-name="gr82" draw:text-style-name="P17" draw:layer="layout" svg:width="8.566cm" svg:height="0.787cm" svg:x="17.271cm" svg:y="6.519cm">
          <text:p text:style-name="P3"><text:span text:style-name="T3">mail server</text:span></text:p>
          <draw:enhanced-geometry svg:viewBox="0 0 21600 21600" draw:type="rectangle" draw:enhanced-path="M 0 0 L 21600 0 21600 21600 0 21600 0 0 Z N"/>
        </draw:custom-shape>
        <draw:custom-shape draw:style-name="gr82" draw:text-style-name="P17" draw:layer="layout" svg:width="8.566cm" svg:height="0.787cm" svg:x="17.271cm" svg:y="7.419cm">
          <text:p text:style-name="P3"><text:span text:style-name="T3">httpd</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presentation:user-transformed="true">
          <draw:text-box>
            <text:p>Node Failure</text:p>
          </draw:text-box>
        </draw:frame>
        <draw:custom-shape draw:style-name="gr4" draw:text-style-name="P5" draw:layer="layout" svg:width="8.566cm" svg:height="10.093cm" svg:x="17.271cm" svg:y="5.749cm">
          <text:p text:style-name="P3"><text:span text:style-name="T5"/></text:p>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83" draw:text-style-name="P6" draw:layer="layout" svg:width="7.846cm" svg:height="0.479cm" svg:x="17.581cm" svg:y="7.071cm">
          <text:p text:style-name="P3"><text:span text:style-name="T21">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84" draw:text-style-name="P6" draw:layer="layout" svg:width="7.847cm" svg:height="0.48cm" svg:x="17.58cm" svg:y="7.636cm">
          <text:p text:style-name="P3"><text:span text:style-name="T21">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85" draw:text-style-name="P6" draw:layer="layout" svg:width="7.886cm" svg:height="0.48cm" svg:x="17.541cm" svg:y="12.241cm">
          <text:p text:style-name="P3"><text:span text:style-name="T21">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86" draw:text-style-name="P6" draw:layer="layout" svg:width="7.887cm" svg:height="0.479cm" svg:x="17.54cm" svg:y="12.807cm">
          <text:p text:style-name="P3"><text:span text:style-name="T21">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87" draw:text-style-name="P6" draw:layer="layout" svg:width="7.888cm" svg:height="0.479cm" svg:x="17.539cm" svg:y="14.416cm">
          <text:p text:style-name="P3"><text:span text:style-name="T21">vip1</text:span><text:span text:style-name="T8"> ip=192.168.122.200 <text:s text:c="24"/></text:span></text:p>
          <draw:enhanced-geometry svg:viewBox="0 0 21600 21600" draw:mirror-horizontal="false" draw:mirror-vertical="false" draw:type="rectangle" draw:enhanced-path="M 0 0 L 21600 0 21600 21600 0 21600 0 0 Z N"/>
        </draw:custom-shape>
        <draw:custom-shape draw:style-name="gr88" draw:text-style-name="P6" draw:layer="layout" svg:width="7.848cm" svg:height="0.479cm" svg:x="17.579cm" svg:y="8.202cm">
          <text:p text:style-name="P3"><text:span text:style-name="T21">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89" draw:text-style-name="P15" draw:layer="layout" svg:width="7.848cm" svg:height="0.479cm" svg:x="17.579cm" svg:y="9.914cm">
          <text:p text:style-name="P3"><text:span text:style-name="T21">nfsserver</text:span></text:p>
          <draw:enhanced-geometry svg:viewBox="0 0 21600 21600" draw:mirror-horizontal="false" draw:mirror-vertical="false" draw:type="rectangle" draw:enhanced-path="M 0 0 L 21600 0 21600 21600 0 21600 0 0 Z N"/>
        </draw:custom-shape>
        <draw:custom-shape draw:style-name="gr90" draw:text-style-name="P6" draw:layer="layout" svg:width="7.889cm" svg:height="0.479cm" svg:x="17.538cm" svg:y="14.982cm">
          <text:p text:style-name="P3"><text:span text:style-name="T21">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91" draw:text-style-name="P6" draw:layer="layout" svg:width="7.887cm" svg:height="0.479cm" svg:x="17.54cm" svg:y="11.675cm">
          <text:p text:style-name="P3"><text:span text:style-name="T21">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frame draw:style-name="gr81" draw:text-style-name="P16" draw:layer="layout" svg:width="7.366cm" svg:height="1.393cm" svg:x="7.766cm" svg:y="4.343cm">
          <draw:text-box>
            <text:p><text:span text:style-name="T22">NODE1 - </text:span><text:span text:style-name="T23">offline</text:span></text:p>
          </draw:text-box>
        </draw:frame>
        <draw:frame draw:style-name="gr81" draw:text-style-name="P16" draw:layer="layout" svg:width="6.596cm" svg:height="1.393cm" svg:x="18.218cm" svg:y="4.264cm">
          <draw:text-box>
            <text:p><text:span text:style-name="T22">NODE2 - online</text:span></text:p>
          </draw:text-box>
        </draw:frame>
        <draw:custom-shape draw:style-name="gr82" draw:text-style-name="P18" draw:layer="layout" svg:width="8.566cm" svg:height="0.787cm" svg:x="17.272cm" svg:y="16.22cm">
          <text:p text:style-name="P3"><text:span text:style-name="T10">database</text:span></text:p>
          <draw:enhanced-geometry svg:viewBox="0 0 21600 21600" draw:type="rectangle" draw:enhanced-path="M 0 0 L 21600 0 21600 21600 0 21600 0 0 Z N"/>
        </draw:custom-shape>
        <draw:custom-shape draw:style-name="gr82" draw:text-style-name="P18" draw:layer="layout" svg:width="8.566cm" svg:height="0.787cm" svg:x="17.271cm" svg:y="17.119cm">
          <text:p text:style-name="P3"><text:span text:style-name="T10">mail server</text:span></text:p>
          <draw:enhanced-geometry svg:viewBox="0 0 21600 21600" draw:type="rectangle" draw:enhanced-path="M 0 0 L 21600 0 21600 21600 0 21600 0 0 Z N"/>
        </draw:custom-shape>
        <draw:custom-shape draw:style-name="gr82" draw:text-style-name="P18" draw:layer="layout" svg:width="8.566cm" svg:height="0.787cm" svg:x="17.271cm" svg:y="18.019cm">
          <text:p text:style-name="P3"><text:span text:style-name="T10">httpd</text:span></text:p>
          <draw:enhanced-geometry svg:viewBox="0 0 21600 21600" draw:type="rectangle" draw:enhanced-path="M 0 0 L 21600 0 21600 21600 0 21600 0 0 Z N"/>
        </draw:custom-shape>
        <draw:custom-shape draw:style-name="gr92" draw:text-style-name="P19" draw:layer="layout" svg:width="8.566cm" svg:height="10.093cm" svg:x="7.07cm" svg:y="5.748cm">
          <text:p text:style-name="P3"><text:span text:style-name="T24"/></text:p>
          <text:p text:style-name="P3"><text:span text:style-name="T24">NFS Active/Passive Group</text:span></text:p>
          <text:p text:style-name="P3"><text:span text:style-name="T24"/></text:p>
          <text:p text:style-name="P3"><text:span text:style-name="T24"/></text:p>
          <text:p text:style-name="P3"><text:span text:style-name="T24"/></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draw:enhanced-geometry svg:viewBox="0 0 21600 21600" draw:mirror-horizontal="false" draw:mirror-vertical="false" draw:type="rectangle" draw:enhanced-path="M 0 0 L 21600 0 21600 21600 0 21600 0 0 Z N"/>
        </draw:custom-shape>
        <draw:custom-shape draw:style-name="gr93" draw:text-style-name="P20" draw:layer="layout" svg:width="7.846cm" svg:height="0.479cm" svg:x="7.38cm" svg:y="7.07cm">
          <text:p text:style-name="P3"><text:span text:style-name="T26">fs1</text:span><text:span text:style-name="T27"> /dev/vda1 /mnt/exports/export1</text:span></text:p>
          <draw:enhanced-geometry svg:viewBox="0 0 21600 21600" draw:mirror-horizontal="false" draw:mirror-vertical="false" draw:type="rectangle" draw:enhanced-path="M 0 0 L 21600 0 21600 21600 0 21600 0 0 Z N"/>
        </draw:custom-shape>
        <draw:custom-shape draw:style-name="gr94" draw:text-style-name="P20" draw:layer="layout" svg:width="7.847cm" svg:height="0.48cm" svg:x="7.379cm" svg:y="7.635cm">
          <text:p text:style-name="P3"><text:span text:style-name="T26">fs2</text:span><text:span text:style-name="T27"> /dev/vda2 /mnt/exports/export2</text:span></text:p>
          <draw:enhanced-geometry svg:viewBox="0 0 21600 21600" draw:mirror-horizontal="false" draw:mirror-vertical="false" draw:type="rectangle" draw:enhanced-path="M 0 0 L 21600 0 21600 21600 0 21600 0 0 Z N"/>
        </draw:custom-shape>
        <draw:custom-shape draw:style-name="gr95" draw:text-style-name="P20" draw:layer="layout" svg:width="7.886cm" svg:height="0.48cm" svg:x="7.34cm" svg:y="12.24cm">
          <text:p text:style-name="P3"><text:span text:style-name="T26">export1</text:span><text:span text:style-name="T27"> fsid=1 dir=/mnt/exports/export1 <text:s/></text:span></text:p>
          <draw:enhanced-geometry svg:viewBox="0 0 21600 21600" draw:mirror-horizontal="false" draw:mirror-vertical="false" draw:type="rectangle" draw:enhanced-path="M 0 0 L 21600 0 21600 21600 0 21600 0 0 Z N"/>
        </draw:custom-shape>
        <draw:custom-shape draw:style-name="gr96" draw:text-style-name="P20" draw:layer="layout" svg:width="7.887cm" svg:height="0.479cm" svg:x="7.339cm" svg:y="12.806cm">
          <text:p text:style-name="P3"><text:span text:style-name="T26">export2</text:span><text:span text:style-name="T27"> fsid=2 dir= /mnt/exports/export2 </text:span></text:p>
          <draw:enhanced-geometry svg:viewBox="0 0 21600 21600" draw:mirror-horizontal="false" draw:mirror-vertical="false" draw:type="rectangle" draw:enhanced-path="M 0 0 L 21600 0 21600 21600 0 21600 0 0 Z N"/>
        </draw:custom-shape>
        <draw:custom-shape draw:style-name="gr97" draw:text-style-name="P20" draw:layer="layout" svg:width="7.888cm" svg:height="0.479cm" svg:x="7.338cm" svg:y="14.415cm">
          <text:p text:style-name="P3"><text:span text:style-name="T26">vip1</text:span><text:span text:style-name="T27"> ip=192.168.122.200 <text:s text:c="24"/></text:span></text:p>
          <draw:enhanced-geometry svg:viewBox="0 0 21600 21600" draw:mirror-horizontal="false" draw:mirror-vertical="false" draw:type="rectangle" draw:enhanced-path="M 0 0 L 21600 0 21600 21600 0 21600 0 0 Z N"/>
        </draw:custom-shape>
        <draw:custom-shape draw:style-name="gr98" draw:text-style-name="P20" draw:layer="layout" svg:width="7.848cm" svg:height="0.479cm" svg:x="7.378cm" svg:y="8.201cm">
          <text:p text:style-name="P3"><text:span text:style-name="T26">fs3</text:span><text:span text:style-name="T27"> /dev/vda3 /mnt/nfsinfo <text:s text:c="13"/></text:span></text:p>
          <draw:enhanced-geometry svg:viewBox="0 0 21600 21600" draw:mirror-horizontal="false" draw:mirror-vertical="false" draw:type="rectangle" draw:enhanced-path="M 0 0 L 21600 0 21600 21600 0 21600 0 0 Z N"/>
        </draw:custom-shape>
        <draw:custom-shape draw:style-name="gr99" draw:text-style-name="P21" draw:layer="layout" svg:width="7.848cm" svg:height="0.479cm" svg:x="7.378cm" svg:y="9.913cm">
          <text:p text:style-name="P3"><text:span text:style-name="T26">nfsserver</text:span></text:p>
          <draw:enhanced-geometry svg:viewBox="0 0 21600 21600" draw:mirror-horizontal="false" draw:mirror-vertical="false" draw:type="rectangle" draw:enhanced-path="M 0 0 L 21600 0 21600 21600 0 21600 0 0 Z N"/>
        </draw:custom-shape>
        <draw:custom-shape draw:style-name="gr100" draw:text-style-name="P20" draw:layer="layout" svg:width="7.889cm" svg:height="0.479cm" svg:x="7.337cm" svg:y="14.981cm">
          <text:p text:style-name="P3"><text:span text:style-name="T26">nfsnotify</text:span><text:span text:style-name="T27"> source_host=192.168.122.200</text:span></text:p>
          <draw:enhanced-geometry svg:viewBox="0 0 21600 21600" draw:mirror-horizontal="false" draw:mirror-vertical="false" draw:type="rectangle" draw:enhanced-path="M 0 0 L 21600 0 21600 21600 0 21600 0 0 Z N"/>
        </draw:custom-shape>
        <draw:custom-shape draw:style-name="gr101" draw:text-style-name="P20" draw:layer="layout" svg:width="7.887cm" svg:height="0.479cm" svg:x="7.339cm" svg:y="11.674cm">
          <text:p text:style-name="P3"><text:span text:style-name="T26">export-root</text:span><text:span text:style-name="T27"> fsid=0 dir=/mnt/exports <text:s text:c="8"/></text:span></text:p>
          <draw:enhanced-geometry svg:viewBox="0 0 21600 21600" draw:mirror-horizontal="false" draw:mirror-vertical="false" draw:type="rectangle" draw:enhanced-path="M 0 0 L 21600 0 21600 21600 0 21600 0 0 Z N"/>
        </draw:custom-shape>
        <draw:line draw:style-name="gr78" draw:text-style-name="P3" draw:layer="layout" svg:x1="5.462cm" svg:y1="5.744cm" svg:x2="6.705cm" svg:y2="5.744cm">
          <text:p/>
        </draw:line>
        <draw:line draw:style-name="gr79" draw:text-style-name="P3" draw:layer="layout" svg:x1="5.462cm" svg:y1="5.744cm" svg:x2="5.462cm" svg:y2="15.396cm">
          <text:p/>
        </draw:line>
        <draw:line draw:style-name="gr78" draw:text-style-name="P3" draw:layer="layout" svg:x1="5.462cm" svg:y1="15.396cm" svg:x2="6.705cm" svg:y2="15.396cm">
          <text:p/>
        </draw:line>
        <draw:frame draw:style-name="gr80" draw:text-style-name="P14" draw:layer="layout" svg:width="5.457cm" svg:height="8.783cm" svg:x="0.132cm" svg:y="5.718cm">
          <draw:text-box>
            <text:p><text:span text:style-name="T19">This group moves as a single unit during failover.</text:span></text:p>
            <text:p><text:span text:style-name="T19"/></text:p>
            <text:p><text:span text:style-name="T19">This means the filesystems, exports, and floating IP are bound to a single nfsserver resource.</text:span></text:p>
          </draw:text-box>
        </draw:frame>
        <draw:line draw:style-name="gr16" draw:text-style-name="P3" draw:layer="layout" svg:x1="16.002cm" svg:y1="7.158cm" svg:x2="17.018cm" svg:y2="7.158cm">
          <text:p/>
        </draw:line>
        <draw:line draw:style-name="gr16" draw:text-style-name="P3" draw:layer="layout" svg:x1="16.001cm" svg:y1="7.908cm" svg:x2="17.017cm" svg:y2="7.908cm">
          <text:p/>
        </draw:line>
        <draw:line draw:style-name="gr16" draw:text-style-name="P3" draw:layer="layout" svg:x1="16.001cm" svg:y1="8.608cm" svg:x2="17.017cm" svg:y2="8.608cm">
          <text:p/>
        </draw:line>
        <draw:line draw:style-name="gr16" draw:text-style-name="P3" draw:layer="layout" svg:x1="16.001cm" svg:y1="10.108cm" svg:x2="17.017cm" svg:y2="10.108cm">
          <text:p/>
        </draw:line>
        <draw:line draw:style-name="gr16" draw:text-style-name="P3" draw:layer="layout" svg:x1="16.001cm" svg:y1="11.908cm" svg:x2="17.017cm" svg:y2="11.908cm">
          <text:p/>
        </draw:line>
        <draw:line draw:style-name="gr16" draw:text-style-name="P3" draw:layer="layout" svg:x1="16.001cm" svg:y1="12.508cm" svg:x2="17.017cm" svg:y2="12.508cm">
          <text:p/>
        </draw:line>
        <draw:line draw:style-name="gr16" draw:text-style-name="P3" draw:layer="layout" svg:x1="16.001cm" svg:y1="13.108cm" svg:x2="17.017cm" svg:y2="13.108cm">
          <text:p/>
        </draw:line>
        <draw:line draw:style-name="gr16" draw:text-style-name="P3" draw:layer="layout" svg:x1="16.001cm" svg:y1="14.608cm" svg:x2="17.017cm" svg:y2="14.608cm">
          <text:p/>
        </draw:line>
        <draw:line draw:style-name="gr16" draw:text-style-name="P3" draw:layer="layout" svg:x1="16.001cm" svg:y1="15.308cm" svg:x2="17.017cm" svg:y2="15.308cm">
          <text:p/>
        </draw:line>
        <presentation:notes draw:style-name="dp2">
          <draw:page-thumbnail draw:style-name="gr3"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custom-shape draw:style-name="gr102" draw:text-style-name="P3" draw:layer="layout" svg:width="22.008cm" svg:height="4.407cm" svg:x="5.424cm" svg:y="7.023cm">
          <text:p/>
          <draw:enhanced-geometry svg:viewBox="0 0 21600 21600" draw:type="rectangle" draw:enhanced-path="M 0 0 L 21600 0 21600 21600 0 21600 0 0 Z N"/>
        </draw:custom-shape>
        <draw:frame draw:style-name="gr81" draw:text-style-name="P16" draw:layer="layout" svg:width="3.372cm" svg:height="1.393cm" svg:x="18.796cm" svg:y="5.75cm">
          <draw:text-box>
            <text:p><text:span text:style-name="T22">NODE1 </text:span></text:p>
          </draw:text-box>
        </draw:frame>
        <draw:frame presentation:style-name="pr3" draw:layer="layout" svg:width="25.199cm" svg:height="2.719cm" svg:x="1.4cm" svg:y="0.837cm" presentation:class="title" presentation:user-transformed="true">
          <draw:text-box>
            <text:p>Debug NFSv3 Lock Recovery<text:line-break/><text:span text:style-name="T19">Overview</text:span></text:p>
          </draw:text-box>
        </draw:frame>
        <draw:frame draw:style-name="gr81" draw:text-style-name="P16" draw:layer="layout" svg:width="3.294cm" svg:height="1.393cm" svg:x="23.722cm" svg:y="5.73cm">
          <draw:text-box>
            <text:p><text:span text:style-name="T22">NODE2</text:span></text:p>
          </draw:text-box>
        </draw:frame>
        <draw:frame draw:style-name="gr103" draw:layer="layout" svg:width="10.922cm" svg:height="1.187cm" svg:x="0.862cm" svg:y="7.988cm">
          <draw:text-box>
            <text:p/>
          </draw:text-box>
        </draw:frame>
        <draw:frame draw:style-name="gr18" draw:text-style-name="P16" draw:layer="layout" svg:width="8.244cm" svg:height="1.119cm" svg:x="5.07cm" svg:y="6.004cm">
          <draw:text-box>
            <text:p><text:span text:style-name="T22"><text:s text:c="5"/></text:span><text:span text:style-name="T22">Client node</text:span></text:p>
          </draw:text-box>
        </draw:frame>
        <draw:frame draw:style-name="gr18" draw:text-style-name="P22" draw:layer="layout" svg:width="7.366cm" svg:height="0.806cm" svg:x="5.824cm" svg:y="8.444cm">
          <draw:text-box>
            <text:p><text:span text:style-name="T16">Client grabs file lock</text:span></text:p>
          </draw:text-box>
        </draw:frame>
        <draw:line draw:style-name="gr16" draw:text-style-name="P3" draw:layer="layout" svg:x1="13.914cm" svg:y1="15.944cm" svg:x2="16.962cm" svg:y2="15.944cm">
          <text:p/>
        </draw:line>
        <draw:frame draw:style-name="gr18" draw:text-style-name="P23" draw:layer="layout" svg:width="3.302cm" svg:height="0.806cm" svg:x="13.66cm" svg:y="15.338cm">
          <draw:text-box>
            <text:p><text:span text:style-name="T16">NLM</text:span><text:span text:style-name="T2"> LOCK</text:span></text:p>
          </draw:text-box>
        </draw:frame>
        <draw:line draw:style-name="gr16" draw:text-style-name="P3" draw:layer="layout" svg:x1="16.508cm" svg:y1="16.644cm" svg:x2="13.46cm" svg:y2="16.644cm">
          <text:p/>
        </draw:line>
        <draw:frame draw:style-name="gr18" draw:text-style-name="P23" draw:layer="layout" svg:width="3.664cm" svg:height="0.806cm" svg:x="13.86cm" svg:y="16.038cm">
          <draw:text-box>
            <text:p><text:span text:style-name="T16">NLM</text:span><text:span text:style-name="T2"> GRANT</text:span></text:p>
          </draw:text-box>
        </draw:frame>
        <draw:frame draw:style-name="gr18" draw:text-style-name="P9" draw:layer="layout" svg:width="4.408cm" svg:height="1.673cm" svg:x="0.818cm" svg:y="8.174cm">
          <draw:text-box>
            <text:p><text:span text:style-name="T10">Client locks file</text:span></text:p>
          </draw:text-box>
        </draw:frame>
        <draw:custom-shape draw:style-name="gr102" draw:text-style-name="P3" draw:layer="layout" svg:width="22.008cm" svg:height="4.171cm" svg:x="5.424cm" svg:y="12.923cm">
          <text:p/>
          <draw:enhanced-geometry svg:viewBox="0 0 21600 21600" draw:type="rectangle" draw:enhanced-path="M 0 0 L 21600 0 21600 21600 0 21600 0 0 Z N"/>
        </draw:custom-shape>
        <draw:custom-shape draw:style-name="gr104" draw:text-style-name="P24" draw:layer="layout" svg:width="3.848cm" svg:height="3.666cm" svg:x="18.78cm" svg:y="13.174cm">
          <text:p text:style-name="P3"><text:span text:style-name="T28"/></text:p>
          <text:p text:style-name="P3"><text:span text:style-name="T28">NFS</text:span></text:p>
          <text:p text:style-name="P3"><text:span text:style-name="T28">Server Group</text:span></text:p>
          <text:p text:style-name="P3"><text:span text:style-name="T29"/></text:p>
          <draw:enhanced-geometry svg:viewBox="0 0 21600 21600" draw:mirror-horizontal="false" draw:mirror-vertical="false" draw:type="rectangle" draw:enhanced-path="M 0 0 L 21600 0 21600 21600 0 21600 0 0 Z N"/>
        </draw:custom-shape>
        <draw:frame draw:style-name="gr105" draw:text-style-name="P23" draw:layer="layout" svg:width="4.516cm" svg:height="0.806cm" svg:x="13.646cm" svg:y="13.838cm">
          <draw:text-box>
            <text:p><text:span text:style-name="T16">NSM</text:span><text:span text:style-name="T2"> Response</text:span></text:p>
          </draw:text-box>
        </draw:frame>
        <draw:line draw:style-name="gr16" draw:text-style-name="P3" draw:layer="layout" svg:x1="18.288cm" svg:y1="13.544cm" svg:x2="13.46cm" svg:y2="13.544cm">
          <text:p/>
        </draw:line>
        <draw:frame draw:style-name="gr105" draw:text-style-name="P23" draw:layer="layout" svg:width="4.428cm" svg:height="0.806cm" svg:x="13.86cm" svg:y="12.938cm">
          <draw:text-box>
            <text:p><text:span text:style-name="T16">NSM </text:span><text:span text:style-name="T30">Notify</text:span></text:p>
          </draw:text-box>
        </draw:frame>
        <draw:frame draw:style-name="gr18" draw:text-style-name="P9" draw:layer="layout" svg:width="5.57cm" svg:height="1.673cm" svg:x="0.754cm" svg:y="14.123cm">
          <draw:text-box>
            <text:p><text:span text:style-name="T10">NFS server</text:span></text:p>
            <text:p><text:span text:style-name="T10">relocates</text:span></text:p>
          </draw:text-box>
        </draw:frame>
        <draw:frame draw:style-name="gr81" draw:text-style-name="P16" draw:layer="layout" svg:width="3.372cm" svg:height="1.393cm" svg:x="18.796cm" svg:y="5.75cm">
          <draw:text-box>
            <text:p><text:span text:style-name="T22">NODE1 </text:span></text:p>
          </draw:text-box>
        </draw:frame>
        <draw:custom-shape draw:style-name="gr4" draw:text-style-name="P24" draw:layer="layout" svg:width="3.848cm" svg:height="3.648cm" svg:x="23.28cm" svg:y="7.274cm">
          <text:p text:style-name="P3"><text:span text:style-name="T28"/></text:p>
          <text:p text:style-name="P3"><text:span text:style-name="T28">NFS</text:span></text:p>
          <text:p text:style-name="P3"><text:span text:style-name="T28">Server Group</text:span></text:p>
          <text:p text:style-name="P3"><text:span text:style-name="T29"/></text:p>
          <draw:enhanced-geometry svg:viewBox="0 0 21600 21600" draw:mirror-horizontal="false" draw:mirror-vertical="false" draw:type="rectangle" draw:enhanced-path="M 0 0 L 21600 0 21600 21600 0 21600 0 0 Z N"/>
        </draw:custom-shape>
        <draw:frame draw:style-name="gr81" draw:text-style-name="P16" draw:layer="layout" svg:width="3.294cm" svg:height="1.393cm" svg:x="23.722cm" svg:y="5.73cm">
          <draw:text-box>
            <text:p><text:span text:style-name="T22">NODE2</text:span></text:p>
          </draw:text-box>
        </draw:frame>
        <draw:frame draw:style-name="gr106" draw:text-style-name="P23" draw:layer="layout" svg:width="5.644cm" svg:height="0.806cm" svg:x="13.46cm" svg:y="15.238cm">
          <draw:text-box>
            <text:p><text:span text:style-name="T16">NLM</text:span><text:span text:style-name="T2"> LOCK reclaim</text:span></text:p>
          </draw:text-box>
        </draw:frame>
        <draw:frame draw:style-name="gr18" draw:text-style-name="P23" draw:layer="layout" svg:width="4.174cm" svg:height="0.806cm" svg:x="13.86cm" svg:y="16.038cm">
          <draw:text-box>
            <text:p><text:span text:style-name="T16">NLM</text:span><text:span text:style-name="T2"> GRANT</text:span></text:p>
          </draw:text-box>
        </draw:frame>
        <draw:custom-shape draw:style-name="gr107" draw:text-style-name="P24" draw:layer="layout" svg:width="3.848cm" svg:height="3.667cm" svg:x="23.279cm" svg:y="13.173cm">
          <text:p text:style-name="P3"><text:span text:style-name="T28"/></text:p>
          <text:p text:style-name="P3"><text:span text:style-name="T28">NFS</text:span></text:p>
          <text:p text:style-name="P3"><text:span text:style-name="T28">Server Group</text:span></text:p>
          <text:p text:style-name="P3"><text:span text:style-name="T29"/></text:p>
          <draw:enhanced-geometry svg:viewBox="0 0 21600 21600" draw:mirror-horizontal="false" draw:mirror-vertical="false" draw:type="rectangle" draw:enhanced-path="M 0 0 L 21600 0 21600 21600 0 21600 0 0 Z N"/>
        </draw:custom-shape>
        <draw:frame draw:style-name="gr18" draw:text-style-name="P23" draw:layer="layout" svg:width="3.302cm" svg:height="0.806cm" svg:x="13.66cm" svg:y="8.038cm">
          <draw:text-box>
            <text:p><text:span text:style-name="T16">NLM</text:span><text:span text:style-name="T2"> LOCK</text:span></text:p>
          </draw:text-box>
        </draw:frame>
        <draw:frame draw:style-name="gr18" draw:text-style-name="P23" draw:layer="layout" svg:width="3.664cm" svg:height="0.806cm" svg:x="13.86cm" svg:y="8.738cm">
          <draw:text-box>
            <text:p><text:span text:style-name="T16">NLM</text:span><text:span text:style-name="T2"> GRANT</text:span></text:p>
          </draw:text-box>
        </draw:frame>
        <draw:frame draw:style-name="gr18" draw:text-style-name="P23" draw:layer="layout" svg:width="3.302cm" svg:height="0.806cm" svg:x="13.66cm" svg:y="8.038cm">
          <draw:text-box>
            <text:p><text:span text:style-name="T16">NLM</text:span><text:span text:style-name="T2"> LOCK</text:span></text:p>
          </draw:text-box>
        </draw:frame>
        <draw:frame draw:style-name="gr18" draw:text-style-name="P23" draw:layer="layout" svg:width="3.664cm" svg:height="0.806cm" svg:x="13.86cm" svg:y="8.738cm">
          <draw:text-box>
            <text:p><text:span text:style-name="T16">NLM</text:span><text:span text:style-name="T2"> GRANT</text:span></text:p>
          </draw:text-box>
        </draw:frame>
        <draw:line draw:style-name="gr108" draw:text-style-name="P3" draw:layer="layout" svg:x1="18.442cm" svg:y1="16.64cm" svg:x2="13.516cm" svg:y2="16.64cm">
          <text:p/>
        </draw:line>
        <draw:line draw:style-name="gr108" draw:text-style-name="P3" draw:layer="layout" svg:x1="13.66cm" svg:y1="15.824cm" svg:x2="18.596cm" svg:y2="15.824cm">
          <text:p/>
        </draw:line>
        <draw:line draw:style-name="gr108" draw:text-style-name="P3" draw:layer="layout" svg:x1="13.946cm" svg:y1="14.454cm" svg:x2="18.588cm" svg:y2="14.454cm">
          <text:p/>
        </draw:line>
        <draw:line draw:style-name="gr108" draw:text-style-name="P3" draw:layer="layout" svg:x1="13.86cm" svg:y1="8.638cm" svg:x2="23.114cm" svg:y2="8.674cm">
          <text:p/>
        </draw:line>
        <draw:line draw:style-name="gr108" draw:text-style-name="P3" draw:layer="layout" svg:x1="22.96cm" svg:y1="9.336cm" svg:x2="13.562cm" svg:y2="9.336cm">
          <text:p/>
        </draw:line>
        <draw:frame draw:style-name="gr18" draw:text-style-name="P22" draw:layer="layout" svg:width="7.366cm" svg:height="3.026cm" svg:x="5.824cm" svg:y="13.544cm">
          <draw:text-box>
            <text:p><text:span text:style-name="T16">Client reclaims file lock after receiving NSM notifications from the server alerting the client the NFS server has moved or rebooted.</text:span></text:p>
          </draw:text-box>
        </draw:frame>
        <draw:line draw:style-name="gr109" draw:text-style-name="P3" draw:layer="layout" svg:x1="23.279cm" svg:y1="13.716cm" svg:x2="22.695cm" svg:y2="13.716cm">
          <text:p/>
        </draw:line>
        <draw:line draw:style-name="gr109" draw:text-style-name="P3" draw:layer="layout" svg:x1="23.279cm" svg:y1="14.166cm" svg:x2="22.695cm" svg:y2="14.166cm">
          <text:p/>
        </draw:line>
        <draw:line draw:style-name="gr109" draw:text-style-name="P3" draw:layer="layout" svg:x1="23.279cm" svg:y1="14.566cm" svg:x2="22.695cm" svg:y2="14.566cm">
          <text:p/>
        </draw:line>
        <draw:line draw:style-name="gr109" draw:text-style-name="P3" draw:layer="layout" svg:x1="23.279cm" svg:y1="14.966cm" svg:x2="22.695cm" svg:y2="14.966cm">
          <text:p/>
        </draw:line>
        <draw:line draw:style-name="gr109" draw:text-style-name="P3" draw:layer="layout" svg:x1="23.279cm" svg:y1="15.366cm" svg:x2="22.695cm" svg:y2="15.366cm">
          <text:p/>
        </draw:line>
        <draw:line draw:style-name="gr109" draw:text-style-name="P3" draw:layer="layout" svg:x1="23.279cm" svg:y1="15.766cm" svg:x2="22.695cm" svg:y2="15.766cm">
          <text:p/>
        </draw:line>
        <draw:line draw:style-name="gr109" draw:text-style-name="P3" draw:layer="layout" svg:x1="23.279cm" svg:y1="16.166cm" svg:x2="22.695cm" svg:y2="16.166cm">
          <text:p/>
        </draw:line>
        <presentation:notes draw:style-name="dp2">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presentation:user-transformed="true">
          <draw:text-box>
            <text:p>Debug NFSv3 Lock Recovery<text:line-break/><text:span text:style-name="T14">Mounting NFS and grabbing locks</text:span></text:p>
          </draw:text-box>
        </draw:frame>
        <draw:frame draw:style-name="gr18" draw:text-style-name="P25" draw:layer="layout" svg:width="26.288cm" svg:height="9.171cm" svg:x="0.411cm" svg:y="6.071cm">
          <draw:text-box>
            <text:p><text:span text:style-name="T22">Mount the HA NFS share and verify contents are accessible</text:span></text:p>
            <text:p><text:span text:style-name="T22"/></text:p>
            <text:p><text:span text:style-name="T31"># mount -v -o "vers=3" nfshost:/nfsexport <text:s text:c="2"/>/nfsshare</text:span></text:p>
            <text:p><text:span text:style-name="T31"># ls /nfsshare</text:span></text:p>
            <text:p><text:span text:style-name="T31">clientsharefile</text:span></text:p>
            <text:p><text:span text:style-name="T22"/></text:p>
            <text:p><text:span text:style-name="T32"/></text:p>
            <text:p><text:span text:style-name="T22">Lock a file found in the nfs mount using </text:span><text:span text:style-name="T33">flock</text:span><text:span text:style-name="T22"> and hold the lock for the duration of the 'sleep' command</text:span></text:p>
            <text:p><text:span text:style-name="T22"/></text:p>
            <text:p><text:span text:style-name="T34"># flock /nfsshare/clientsharefile.txt -c “sleep 10000”</text:span></text:p>
          </draw:text-box>
        </draw:frame>
        <presentation:notes draw:style-name="dp2">
          <draw:page-thumbnail draw:style-name="gr3"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presentation:user-transformed="true">
          <draw:text-box>
            <text:p>Debug NFSv3 Lock Recovery<text:line-break/><text:span text:style-name="T14">Viewing NLM and NSM traffic</text:span></text:p>
          </draw:text-box>
        </draw:frame>
        <draw:frame draw:style-name="gr18" draw:text-style-name="P16" draw:layer="layout" svg:width="26.288cm" svg:height="1.987cm" svg:x="0.411cm" svg:y="6.071cm">
          <draw:text-box>
            <text:p><text:span text:style-name="T22">View NSM and NLM traffic on the NFS client node using wireshark.</text:span></text:p>
            <text:p><text:span text:style-name="T22"/></text:p>
          </draw:text-box>
        </draw:frame>
        <draw:frame draw:style-name="gr18" draw:text-style-name="P25" draw:layer="layout" svg:width="26.288cm" svg:height="4.12cm" svg:x="0.411cm" svg:y="8.772cm">
          <draw:text-box>
            <text:p><text:span text:style-name="T19">NSM</text:span><text:span text:style-name="T35"> = traffic associated with nfsnotify. This traffic originates from the NFS server and notifies the client that the server has moved or restarted. <text:s/>Clients must reclaim locks once this notify request is received.</text:span></text:p>
            <text:p><text:span text:style-name="T36"/></text:p>
            <text:p><text:span text:style-name="T37"># tshark -V -i eth0 -R stat</text:span></text:p>
          </draw:text-box>
        </draw:frame>
        <draw:frame draw:style-name="gr18" draw:text-style-name="P25" draw:layer="layout" svg:width="26.288cm" svg:height="3.409cm" svg:x="0.411cm" svg:y="14.372cm">
          <draw:text-box>
            <text:p><text:span text:style-name="T19">NLM</text:span><text:span text:style-name="T35"> = traffic associated with client lock and unlock requests. These requests originate from the client, the server will in turn either GRANT or DENY these requests to lock/unlock.</text:span></text:p>
            <text:p><text:span text:style-name="T36"/></text:p>
            <text:p><text:span text:style-name="T37"># tshark -V -i eth0 -R nlm</text:span></text:p>
          </draw:text-box>
        </draw:frame>
        <presentation:notes draw:style-name="dp2">
          <draw:page-thumbnail draw:style-name="gr3"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presentation:user-transformed="true">
          <draw:text-box>
            <text:p>Debug NFSv3 Lock Recovery<text:line-break/><text:span text:style-name="T14">Verifying lock reclaim on server</text:span></text:p>
          </draw:text-box>
        </draw:frame>
        <draw:frame draw:style-name="gr18" draw:text-style-name="P16" draw:layer="layout" svg:width="26.288cm" svg:height="3.723cm" svg:x="1.111cm" svg:y="7.172cm">
          <draw:text-box>
            <text:p><text:span text:style-name="T22">After the client issues the lock reclaim request, a new lock entry should be present in the /proc/locks file on the node the nfsserver is running on.</text:span></text:p>
            <text:p><text:span text:style-name="T22"/></text:p>
          </draw:text-box>
        </draw:frame>
        <presentation:notes draw:style-name="dp2">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presentation:user-transformed="true">
          <draw:text-box>
            <text:p>Debug NFSv3 Lock Recovery<text:line-break/><text:span text:style-name="T14">Understanding Failures</text:span></text:p>
          </draw:text-box>
        </draw:frame>
        <draw:frame draw:style-name="gr18" draw:text-style-name="P16" draw:layer="layout" svg:width="26.288cm" svg:height="11.387cm" svg:x="1.111cm" svg:y="6.372cm">
          <draw:text-box>
            <text:p><text:span text:style-name="T22">NSM requests are processed but client does not reclaim locks.</text:span></text:p>
            <text:p><text:span text:style-name="T35">- Did the NFS daemons actually restart? Clients will not reclaim locks unless the state number in the NSM notify request is different. <text:s/>The nfsserver agent will refresh the server's state number (located in /var/lib/nfs/statd/state) during the start operation.</text:span></text:p>
            <text:p><text:span text:style-name="T35"/></text:p>
            <text:p><text:span text:style-name="T35">- Verify the floating IP has a FQDN associated with it. Make sure clients are using the FQDN when mounting the NFS share. <text:s/>The NSM protocol is very sensitive to consistent hostname matching.</text:span></text:p>
            <text:p><text:span text:style-name="T19"/></text:p>
            <text:p><text:span text:style-name="T22">Server does not respond to client's lock reclaim request or responds with 'Stale File Handle'</text:span></text:p>
            <text:p><text:span text:style-name="T35">- Verify the nfsserver has the 'nfs_no_notify=true' option set to avoid accidentally sending out NSM notifications before the exports and IP start.</text:span></text:p>
            <text:p><text:span text:style-name="T35">- Verify the nfsnotify agent starts after all the exports and floating IP.</text:span></text:p>
            <text:p><text:span text:style-name="T19"/></text:p>
          </draw:text-box>
        </draw:frame>
        <presentation:notes draw:style-name="dp2">
          <draw:page-thumbnail draw:style-name="gr3"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harp'"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harp'"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Vossel</meta:initial-creator>
    <meta:creation-date>2014-05-14T20:24:13</meta:creation-date>
    <dc:date>2014-06-18T17:02:07</dc:date>
    <dc:creator>David Vossel</dc:creator>
    <meta:editing-duration>PT3H40M39S</meta:editing-duration>
    <meta:editing-cycles>61</meta:editing-cycles>
    <meta:generator>LibreOffice/3.5$Linux_X86_64 LibreOffice_project/350m1$Build-2</meta:generator>
    <meta:document-statistic meta:object-count="258"/>
  </office:meta>
</office:document-meta>
</file>